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D000004EB378748C559791CB6.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code-font" svg:font-family="'var code-font', 'Droid Sans Mono', monospace, monospace"/>
    <style:font-face style:name="ＭＳ Ｐゴシック" svg:font-family="'ＭＳ Ｐゴシック'" style:font-family-generic="system" style:font-pitch="variable"/>
  </office:font-face-decls>
  <office:automatic-styles>
    <style:style style:name="P1" style:family="paragraph" style:parent-style-name="Header">
      <style:paragraph-properties fo:margin-top="1.501cm" fo:margin-bottom="0cm" style:contextual-spacing="false"/>
      <style:text-properties fo:language="fi" fo:country="FI"/>
    </style:style>
    <style:style style:name="P2" style:family="paragraph" style:parent-style-name="Header">
      <style:paragraph-properties fo:text-align="end" style:justify-single-word="false"/>
      <style:text-properties fo:language="fi" fo:country="FI"/>
    </style:style>
    <style:style style:name="P3" style:family="paragraph" style:parent-style-name="Footer">
      <style:text-properties fo:language="fi" fo:country="FI"/>
    </style:style>
    <style:style style:name="P4" style:family="paragraph" style:parent-style-name="Header">
      <style:text-properties fo:language="fi" fo:country="FI"/>
    </style:style>
    <style:style style:name="P5" style:family="paragraph" style:parent-style-name="Leipäteksti1">
      <style:text-properties fo:language="fi" fo:country="FI" officeooo:rsid="0012da43" officeooo:paragraph-rsid="0012da43"/>
    </style:style>
    <style:style style:name="P6" style:family="paragraph" style:parent-style-name="Leipäteksti1">
      <style:text-properties fo:language="fi" fo:country="FI" officeooo:rsid="0012da43" officeooo:paragraph-rsid="0012da43" style:language-asian="en" style:country-asian="US"/>
    </style:style>
    <style:style style:name="P7" style:family="paragraph" style:parent-style-name="Standard">
      <style:text-properties fo:language="fi" fo:country="FI"/>
    </style:style>
    <style:style style:name="P8" style:family="paragraph" style:parent-style-name="Leipäteksti_20_ennen_20_lainausta_20_tai_20_luetelmaa">
      <style:text-properties fo:language="fi" fo:country="FI" officeooo:rsid="001966a0" officeooo:paragraph-rsid="001966a0"/>
    </style:style>
    <style:style style:name="P9" style:family="paragraph" style:parent-style-name="Leipäteksti1">
      <style:text-properties fo:language="fi" fo:country="FI" officeooo:rsid="001966a0" officeooo:paragraph-rsid="001966a0"/>
    </style:style>
    <style:style style:name="P10" style:family="paragraph" style:parent-style-name="Leipäteksti1">
      <style:text-properties fo:language="fi" fo:country="FI" officeooo:rsid="001a0a3e" officeooo:paragraph-rsid="001a0a3e" style:font-name-asian="ＭＳ Ｐゴシック"/>
    </style:style>
    <style:style style:name="P11" style:family="paragraph" style:parent-style-name="Leipäteksti1">
      <style:text-properties fo:language="fi" fo:country="FI" officeooo:rsid="0012f79a" officeooo:paragraph-rsid="0012f79a"/>
    </style:style>
    <style:style style:name="P12" style:family="paragraph" style:parent-style-name="Leipäteksti1">
      <style:text-properties fo:language="fi" fo:country="FI" officeooo:rsid="001912f6" officeooo:paragraph-rsid="001966a0"/>
    </style:style>
    <style:style style:name="P13" style:family="paragraph" style:parent-style-name="Leipäteksti_20_ennen_20_lainausta_20_tai_20_luetelmaa">
      <style:text-properties fo:language="fi" fo:country="FI" officeooo:paragraph-rsid="0026a343"/>
    </style:style>
    <style:style style:name="P14" style:family="paragraph" style:parent-style-name="Leipäteksti_20_ennen_20_lainausta_20_tai_20_luetelmaa">
      <style:text-properties fo:language="fi" fo:country="FI" officeooo:rsid="0027803e" officeooo:paragraph-rsid="0027803e"/>
    </style:style>
    <style:style style:name="P15" style:family="paragraph" style:parent-style-name="Leipäteksti_20_ennen_20_lainausta_20_tai_20_luetelmaa">
      <style:text-properties fo:language="fi" fo:country="FI" officeooo:paragraph-rsid="0027803e"/>
    </style:style>
    <style:style style:name="P16" style:family="paragraph" style:parent-style-name="Leipäteksti_20_ennen_20_lainausta_20_tai_20_luetelmaa">
      <style:text-properties fo:language="fi" fo:country="FI" officeooo:rsid="0027d4a1" officeooo:paragraph-rsid="0027d4a1"/>
    </style:style>
    <style:style style:name="P17" style:family="paragraph" style:parent-style-name="Leipäteksti1">
      <style:text-properties fo:language="fi" fo:country="FI" officeooo:paragraph-rsid="0012da43"/>
    </style:style>
    <style:style style:name="P18" style:family="paragraph" style:parent-style-name="Leipäteksti1">
      <style:text-properties fo:language="fi" fo:country="FI" officeooo:rsid="00297274" officeooo:paragraph-rsid="00297274"/>
    </style:style>
    <style:style style:name="P19" style:family="paragraph" style:parent-style-name="_2a__20_Metropolia_20_leipäteksti">
      <style:paragraph-properties fo:line-height="0.776cm">
        <style:tab-stops>
          <style:tab-stop style:position="0cm"/>
          <style:tab-stop style:position="5.502cm"/>
        </style:tab-stops>
      </style:paragraph-properties>
      <style:text-properties style:font-name="Arial" fo:font-size="11pt" fo:language="fi" fo:country="FI" style:font-size-asian="11pt" style:font-name-complex="Tahoma2" style:font-size-complex="11pt"/>
    </style:style>
    <style:style style:name="P20" style:family="paragraph" style:parent-style-name="Text_20_body">
      <style:text-properties style:font-name="Arial" fo:font-size="12pt" style:font-size-asian="12pt" style:font-size-complex="12pt"/>
    </style:style>
    <style:style style:name="P21" style:family="paragraph" style:parent-style-name="Standard">
      <style:text-properties fo:font-size="11pt" fo:language="fi" fo:country="FI" style:font-name-asian="Arial2" style:font-size-asian="11pt" style:language-asian="en" style:country-asian="US" style:font-name-complex="Arial2" style:font-size-complex="11pt"/>
    </style:style>
    <style:style style:name="P22" style:family="paragraph" style:parent-style-name="Contents_20_1">
      <style:paragraph-properties>
        <style:tab-stops>
          <style:tab-stop style:position="0.7cm"/>
          <style:tab-stop style:position="14.982cm" style:type="right"/>
        </style:tab-stops>
      </style:paragraph-properties>
      <style:text-properties officeooo:paragraph-rsid="0017152a"/>
    </style:style>
    <style:style style:name="P23" style:family="paragraph" style:parent-style-name="Contents_20_1">
      <style:paragraph-properties>
        <style:tab-stops>
          <style:tab-stop style:position="0.7cm"/>
          <style:tab-stop style:position="14.982cm" style:type="right"/>
        </style:tab-stops>
      </style:paragraph-properties>
      <style:text-properties officeooo:paragraph-rsid="00297274"/>
    </style:style>
    <style:style style:name="P24" style:family="paragraph" style:parent-style-name="Contents_20_1">
      <style:text-properties officeooo:paragraph-rsid="0017152a"/>
    </style:style>
    <style:style style:name="P25" style:family="paragraph" style:parent-style-name="Contents_20_2">
      <style:text-properties officeooo:paragraph-rsid="0017152a"/>
    </style:style>
    <style:style style:name="P26" style:family="paragraph" style:parent-style-name="Leipäteksti1">
      <style:text-properties officeooo:rsid="001912f6" officeooo:paragraph-rsid="001912f6"/>
    </style:style>
    <style:style style:name="P27" style:family="paragraph" style:parent-style-name="Leipäteksti1">
      <style:text-properties officeooo:paragraph-rsid="001cc398"/>
    </style:style>
    <style:style style:name="P28" style:family="paragraph" style:parent-style-name="Text_20_body">
      <style:paragraph-properties>
        <style:tab-stops>
          <style:tab-stop style:position="0cm"/>
        </style:tab-stops>
      </style:paragraph-properties>
    </style:style>
    <style:style style:name="P29" style:family="paragraph" style:parent-style-name="Contents_20_2">
      <style:text-properties officeooo:paragraph-rsid="00297274"/>
    </style:style>
    <style:style style:name="P30" style:family="paragraph" style:parent-style-name="Koodirivi">
      <style:text-properties officeooo:rsid="0027803e" officeooo:paragraph-rsid="0027803e"/>
    </style:style>
    <style:style style:name="P31" style:family="paragraph" style:parent-style-name="Leipäteksti1">
      <style:text-properties officeooo:rsid="0027803e" officeooo:paragraph-rsid="0027803e"/>
    </style:style>
    <style:style style:name="P32" style:family="paragraph" style:parent-style-name="Koodirivi">
      <style:text-properties officeooo:paragraph-rsid="0025853e"/>
    </style:style>
    <style:style style:name="P33" style:family="paragraph" style:parent-style-name="Koodirivi">
      <style:text-properties officeooo:rsid="0025853e" officeooo:paragraph-rsid="0025853e"/>
    </style:style>
    <style:style style:name="P34" style:family="paragraph" style:parent-style-name="Koodirivi">
      <style:text-properties officeooo:rsid="0026a343" officeooo:paragraph-rsid="0026a343"/>
    </style:style>
    <style:style style:name="P35" style:family="paragraph" style:parent-style-name="Koodirivi">
      <style:text-properties officeooo:rsid="0027d4a1" officeooo:paragraph-rsid="0027d4a1"/>
    </style:style>
    <style:style style:name="P36" style:family="paragraph" style:parent-style-name="Text_20_body" style:master-page-name="Converted1">
      <style:paragraph-properties style:page-number="auto" fo:break-before="page"/>
      <style:text-properties style:font-name="Arial" fo:font-size="12pt" style:font-size-asian="12pt" style:font-size-complex="12pt"/>
    </style:style>
    <style:style style:name="P37" style:family="paragraph" style:parent-style-name="Contents_20_1">
      <style:paragraph-properties>
        <style:tab-stops>
          <style:tab-stop style:position="0.7cm"/>
          <style:tab-stop style:position="14.982cm" style:type="right"/>
        </style:tab-stops>
      </style:paragraph-properties>
      <style:text-properties officeooo:paragraph-rsid="0017152a"/>
    </style:style>
    <style:style style:name="P38" style:family="paragraph" style:parent-style-name="Lähteet_2b_liitteet_20_otsikko" style:master-page-name="Converted4">
      <style:paragraph-properties style:page-number="auto"/>
      <style:text-properties fo:language="fi" fo:country="FI"/>
    </style:style>
    <style:style style:name="P39" style:family="paragraph" style:parent-style-name="Contents_20_2">
      <style:text-properties officeooo:paragraph-rsid="0017152a"/>
    </style:style>
    <style:style style:name="P40" style:family="paragraph" style:parent-style-name="Contents_20_2">
      <style:text-properties officeooo:paragraph-rsid="00348abf"/>
    </style:style>
    <style:style style:name="P41" style:family="paragraph" style:parent-style-name="Contents_20_2">
      <style:text-properties officeooo:paragraph-rsid="00297274"/>
    </style:style>
    <style:style style:name="P42" style:family="paragraph" style:parent-style-name="Heading_20_1" style:list-style-name="WWNum2">
      <style:text-properties officeooo:paragraph-rsid="00256c7f"/>
    </style:style>
    <style:style style:name="P43" style:family="paragraph" style:parent-style-name="Heading_20_1" style:list-style-name="WWNum2" style:master-page-name="Converted3">
      <style:paragraph-properties style:page-number="1"/>
      <style:text-properties fo:language="fi" fo:country="FI"/>
    </style:style>
    <style:style style:name="P44" style:family="paragraph" style:parent-style-name="Heading_20_1" style:list-style-name="WWNum2">
      <style:text-properties fo:language="fi" fo:country="FI" officeooo:rsid="00126f4c" officeooo:paragraph-rsid="00126f4c"/>
    </style:style>
    <style:style style:name="P45" style:family="paragraph" style:parent-style-name="Heading_20_1" style:list-style-name="WWNum2">
      <style:text-properties fo:language="fi" fo:country="FI" officeooo:rsid="001912f6" officeooo:paragraph-rsid="001912f6"/>
    </style:style>
    <style:style style:name="P46" style:family="paragraph" style:parent-style-name="Heading_20_1" style:list-style-name="WWNum2">
      <style:text-properties fo:language="fi" fo:country="FI" officeooo:rsid="00297274"/>
    </style:style>
    <style:style style:name="P47" style:family="paragraph" style:parent-style-name="Heading_20_2" style:list-style-name="WWNum2">
      <style:paragraph-properties fo:margin-left="1.02cm" fo:margin-right="0cm" fo:text-indent="-1.02cm" style:auto-text-indent="false"/>
      <style:text-properties fo:language="fi" fo:country="FI" officeooo:rsid="001966a0" officeooo:paragraph-rsid="001966a0"/>
    </style:style>
    <style:style style:name="P48" style:family="paragraph" style:parent-style-name="Heading_20_2" style:list-style-name="WWNum2">
      <style:paragraph-properties fo:margin-left="1.02cm" fo:margin-right="0cm" fo:text-indent="-1.02cm" style:auto-text-indent="false"/>
      <style:text-properties fo:language="fi" fo:country="FI" officeooo:rsid="001912f6" officeooo:paragraph-rsid="001912f6"/>
    </style:style>
    <style:style style:name="P49" style:family="paragraph" style:parent-style-name="Heading_20_2" style:list-style-name="WWNum2">
      <style:paragraph-properties fo:margin-left="1.02cm" fo:margin-right="0cm" fo:text-indent="-1.02cm" style:auto-text-indent="false"/>
      <style:text-properties fo:language="fi" fo:country="FI" officeooo:rsid="001a0a3e" officeooo:paragraph-rsid="001a0a3e"/>
    </style:style>
    <style:style style:name="P50" style:family="paragraph" style:parent-style-name="Heading_20_2" style:list-style-name="WWNum2">
      <style:paragraph-properties fo:margin-left="1.02cm" fo:margin-right="0cm" fo:text-indent="-1.02cm" style:auto-text-indent="false"/>
      <style:text-properties fo:language="fi" fo:country="FI" officeooo:rsid="0025853e" officeooo:paragraph-rsid="0025853e"/>
    </style:style>
    <style:style style:name="P51" style:family="paragraph" style:parent-style-name="Heading_20_2" style:list-style-name="WWNum2">
      <style:paragraph-properties fo:margin-left="1.02cm" fo:margin-right="0cm" fo:text-indent="-1.02cm" style:auto-text-indent="false"/>
      <style:text-properties fo:language="fi" fo:country="FI" officeooo:rsid="0026a343" officeooo:paragraph-rsid="0026a343"/>
    </style:style>
    <style:style style:name="P52" style:family="paragraph" style:parent-style-name="Heading_20_2">
      <style:text-properties officeooo:rsid="001a0a3e" officeooo:paragraph-rsid="001a0a3e"/>
    </style:style>
    <style:style style:name="P53" style:family="paragraph" style:parent-style-name="Heading_20_2">
      <style:text-properties officeooo:rsid="0027803e" officeooo:paragraph-rsid="0027803e"/>
    </style:style>
    <style:style style:name="P54" style:family="paragraph" style:parent-style-name="Heading_20_2">
      <style:text-properties officeooo:rsid="00348abf" officeooo:paragraph-rsid="00348abf"/>
    </style:style>
    <style:style style:name="P55" style:family="paragraph" style:parent-style-name="Koodirivi">
      <style:text-properties officeooo:rsid="00348abf" officeooo:paragraph-rsid="00348abf"/>
    </style:style>
    <style:style style:name="P56" style:family="paragraph" style:parent-style-name="Leipäteksti_20_ennen_20_lainausta_20_tai_20_luetelmaa">
      <style:text-properties fo:language="fi" fo:country="FI" officeooo:paragraph-rsid="0026a343"/>
    </style:style>
    <style:style style:name="P57" style:family="paragraph" style:parent-style-name="Leipäteksti1">
      <style:text-properties fo:language="fi" fo:country="FI" officeooo:rsid="001a0a3e" officeooo:paragraph-rsid="001cc398"/>
    </style:style>
    <style:style style:name="P58" style:family="paragraph" style:parent-style-name="Leipäteksti1">
      <style:text-properties fo:language="fi" fo:country="FI" officeooo:rsid="0030a5af" officeooo:paragraph-rsid="0030a5af"/>
    </style:style>
    <style:style style:name="P59" style:family="paragraph" style:parent-style-name="Leipäteksti1">
      <style:text-properties fo:language="fi" fo:country="FI" officeooo:rsid="0032a055" officeooo:paragraph-rsid="0032a055"/>
    </style:style>
    <style:style style:name="P60" style:family="paragraph" style:parent-style-name="Leipäteksti1">
      <style:text-properties fo:language="fi" fo:country="FI" officeooo:rsid="00348abf" officeooo:paragraph-rsid="00348abf"/>
    </style:style>
    <style:style style:name="P61" style:family="paragraph" style:parent-style-name="Leipäteksti1">
      <style:text-properties officeooo:rsid="0027803e" officeooo:paragraph-rsid="0027803e"/>
    </style:style>
    <style:style style:name="P62" style:family="paragraph" style:parent-style-name="Leipäteksti1">
      <style:text-properties officeooo:rsid="0027803e" officeooo:paragraph-rsid="0030a5af"/>
    </style:style>
    <style:style style:name="P63" style:family="paragraph" style:parent-style-name="Leipäteksti1">
      <style:text-properties officeooo:rsid="0030a5af" officeooo:paragraph-rsid="0030a5af"/>
    </style:style>
    <style:style style:name="P64" style:family="paragraph" style:parent-style-name="Leipäteksti1">
      <style:text-properties officeooo:rsid="00348abf" officeooo:paragraph-rsid="00348abf"/>
    </style:style>
    <style:style style:name="P65" style:family="paragraph" style:parent-style-name="Leipäteksti1">
      <style:text-properties officeooo:rsid="001a0a3e" officeooo:paragraph-rsid="00348abf"/>
    </style:style>
    <style:style style:name="P66" style:family="paragraph" style:parent-style-name="Numeroimattomat_20_lähteet">
      <style:paragraph-properties fo:margin-left="0cm" fo:margin-right="0cm" fo:text-indent="0cm" style:auto-text-indent="false"/>
      <style:text-properties fo:language="fi" fo:country="FI" officeooo:rsid="0030a5af" officeooo:paragraph-rsid="0030a5af"/>
    </style:style>
    <style:style style:name="P67" style:family="paragraph" style:parent-style-name="Numeroimattomat_20_lähteet">
      <style:paragraph-properties fo:margin-left="0cm" fo:margin-right="0cm" fo:text-indent="0cm" style:auto-text-indent="false"/>
      <style:text-properties fo:language="fi" fo:country="FI" officeooo:rsid="0030a5af" officeooo:paragraph-rsid="0030b2ed"/>
    </style:style>
    <style:style style:name="P68" style:family="paragraph" style:parent-style-name="Numeroimattomat_20_lähteet">
      <style:paragraph-properties fo:margin-left="0cm" fo:margin-right="0cm" fo:text-indent="0cm" style:auto-text-indent="false"/>
      <style:text-properties fo:language="fi" fo:country="FI" officeooo:rsid="0030b2ed" officeooo:paragraph-rsid="0030b2ed"/>
    </style:style>
    <style:style style:name="P69" style:family="paragraph" style:parent-style-name="Numeroimattomat_20_lähteet">
      <style:paragraph-properties fo:margin-left="0cm" fo:margin-right="0cm" fo:text-indent="0cm" style:auto-text-indent="false"/>
      <style:text-properties fo:language="fi" fo:country="FI" officeooo:paragraph-rsid="0030b2ed"/>
    </style:style>
    <style:style style:name="P70" style:family="paragraph" style:parent-style-name="Numeroimattomat_20_lähteet">
      <style:paragraph-properties fo:margin-left="0cm" fo:margin-right="0cm" fo:text-indent="0cm" style:auto-text-indent="false"/>
      <style:text-properties fo:language="fi" fo:country="FI" officeooo:rsid="00328cda" officeooo:paragraph-rsid="00328cda"/>
    </style:style>
    <style:style style:name="P71" style:family="paragraph" style:parent-style-name="Numeroimattomat_20_lähteet">
      <style:paragraph-properties fo:margin-left="0cm" fo:margin-right="0cm" fo:text-indent="0cm" style:auto-text-indent="false"/>
      <style:text-properties fo:language="fi" fo:country="FI" officeooo:rsid="003296d4" officeooo:paragraph-rsid="003296d4"/>
    </style:style>
    <style:style style:name="T1" style:family="text">
      <style:text-properties style:font-name="Arial" fo:font-size="12pt" officeooo:rsid="001021d1" style:font-size-asian="12pt" style:font-size-complex="12pt"/>
    </style:style>
    <style:style style:name="T2" style:family="text">
      <style:text-properties style:font-name="Arial" fo:font-size="12pt" style:font-size-asian="12pt" style:font-name-complex="Tahoma2" style:font-size-complex="11pt"/>
    </style:style>
    <style:style style:name="T3" style:family="text">
      <style:text-properties style:font-name="Arial" fo:font-size="12pt" officeooo:rsid="0032a055" style:font-size-asian="12pt" style:font-name-complex="Tahoma2" style:font-size-complex="11pt"/>
    </style:style>
    <style:style style:name="T4" style:family="text">
      <style:text-properties fo:font-size="11pt" fo:language="fi" fo:country="FI" style:font-name-asian="ＭＳ Ｐゴシック" style:font-size-asian="11pt" style:language-asian="en" style:country-asian="GB"/>
    </style:style>
    <style:style style:name="T5" style:family="text">
      <style:text-properties fo:font-size="11pt" fo:language="fi" fo:country="FI" officeooo:rsid="00297274" style:font-name-asian="ＭＳ Ｐゴシック" style:font-size-asian="11pt" style:language-asian="en" style:country-asian="GB" text:display="true"/>
    </style:style>
    <style:style style:name="T6" style:family="text">
      <style:text-properties fo:font-size="12pt" fo:language="fi" fo:country="FI" style:font-size-asian="10.5pt" style:font-size-complex="12pt"/>
    </style:style>
    <style:style style:name="T7" style:family="text">
      <style:text-properties fo:font-size="12pt" fo:language="fi" fo:country="FI" style:font-size-asian="10.5pt" style:font-size-complex="12pt" text:display="true"/>
    </style:style>
    <style:style style:name="T8" style:family="text">
      <style:text-properties fo:font-size="12pt" fo:language="fi" fo:country="FI" officeooo:rsid="00297274" style:font-size-asian="10.5pt" style:font-size-complex="12pt" text:display="true"/>
    </style:style>
    <style:style style:name="T9" style:family="text">
      <style:text-properties fo:font-size="12pt" fo:language="fi" fo:country="FI" style:font-name-asian="ＭＳ Ｐゴシック" style:font-size-asian="10.5pt" style:language-asian="en" style:country-asian="GB" style:font-size-complex="12pt"/>
    </style:style>
    <style:style style:name="T10" style:family="text">
      <style:text-properties fo:font-size="12pt" fo:language="fi" fo:country="FI" officeooo:rsid="00106fdf" style:font-name-asian="ＭＳ Ｐゴシック" style:font-size-asian="10.5pt" style:language-asian="en" style:country-asian="GB" style:font-size-complex="12pt"/>
    </style:style>
    <style:style style:name="T11" style:family="text">
      <style:text-properties fo:font-size="12pt" fo:language="fi" fo:country="FI" officeooo:rsid="00106fdf" style:font-name-asian="ＭＳ Ｐゴシック" style:font-size-asian="12pt" style:language-asian="en" style:country-asian="GB" style:font-size-complex="12pt"/>
    </style:style>
    <style:style style:name="T12" style:family="text">
      <style:text-properties fo:font-size="12pt" fo:language="fi" fo:country="FI" officeooo:rsid="00297274" style:font-name-asian="ＭＳ Ｐゴシック" style:font-size-asian="12pt" style:language-asian="en" style:country-asian="GB" style:font-size-complex="12pt"/>
    </style:style>
    <style:style style:name="T13" style:family="text">
      <style:text-properties officeooo:rsid="0012a078"/>
    </style:style>
    <style:style style:name="T14" style:family="text">
      <style:text-properties fo:language="fi" fo:country="FI"/>
    </style:style>
    <style:style style:name="T15" style:family="text">
      <style:text-properties fo:language="fi" fo:country="FI" text:display="true"/>
    </style:style>
    <style:style style:name="T16" style:family="text">
      <style:text-properties fo:language="fi" fo:country="FI" officeooo:rsid="00297274" text:display="true"/>
    </style:style>
    <style:style style:name="T17" style:family="text">
      <style:text-properties fo:language="fi" fo:country="FI" officeooo:rsid="0030b2ed" text:display="true"/>
    </style:style>
    <style:style style:name="T18" style:family="text">
      <style:text-properties fo:language="fi" fo:country="FI" officeooo:rsid="00348abf" text:display="true"/>
    </style:style>
    <style:style style:name="T19" style:family="text">
      <style:text-properties fo:language="fi" fo:country="FI" officeooo:rsid="0017152a"/>
    </style:style>
    <style:style style:name="T20" style:family="text">
      <style:text-properties fo:language="fi" fo:country="FI" officeooo:rsid="001966a0"/>
    </style:style>
    <style:style style:name="T21" style:family="text">
      <style:text-properties fo:language="fi" fo:country="FI" officeooo:rsid="001a0a3e"/>
    </style:style>
    <style:style style:name="T22" style:family="text">
      <style:text-properties fo:language="fi" fo:country="FI" officeooo:rsid="001d5d7b"/>
    </style:style>
    <style:style style:name="T23" style:family="text">
      <style:text-properties fo:language="fi" fo:country="FI" officeooo:rsid="001f46e6"/>
    </style:style>
    <style:style style:name="T24" style:family="text">
      <style:text-properties fo:language="fi" fo:country="FI" officeooo:rsid="00256c7f"/>
    </style:style>
    <style:style style:name="T25" style:family="text">
      <style:text-properties fo:language="fi" fo:country="FI" officeooo:rsid="0027803e"/>
    </style:style>
    <style:style style:name="T26" style:family="text">
      <style:text-properties fo:language="fi" fo:country="FI" officeooo:rsid="00297274"/>
    </style:style>
    <style:style style:name="T27" style:family="text">
      <style:text-properties fo:language="fi" fo:country="FI" officeooo:rsid="002e9851"/>
    </style:style>
    <style:style style:name="T28" style:family="text">
      <style:text-properties fo:language="fi" fo:country="FI" officeooo:rsid="0030a5af"/>
    </style:style>
    <style:style style:name="T29" style:family="text">
      <style:text-properties fo:language="fi" fo:country="FI" officeooo:rsid="00348abf"/>
    </style:style>
    <style:style style:name="T30" style:family="text">
      <style:text-properties officeooo:rsid="0012f79a"/>
    </style:style>
    <style:style style:name="T31" style:family="text">
      <style:text-properties officeooo:rsid="001a0a3e"/>
    </style:style>
    <style:style style:name="T32" style:family="text">
      <style:text-properties officeooo:rsid="001f46e6"/>
    </style:style>
    <style:style style:name="T33" style:family="text">
      <style:text-properties officeooo:rsid="00256c7f"/>
    </style:style>
    <style:style style:name="T34" style:family="text">
      <style:text-properties officeooo:rsid="0025853e"/>
    </style:style>
    <style:style style:name="T35" style:family="text">
      <style:text-properties officeooo:rsid="001b010e"/>
    </style:style>
    <style:style style:name="T36" style:family="text">
      <style:text-properties officeooo:rsid="0026a343"/>
    </style:style>
    <style:style style:name="T37" style:family="text">
      <style:text-properties officeooo:rsid="0027803e"/>
    </style:style>
    <style:style style:name="T38" style:family="text">
      <style:text-properties officeooo:rsid="0012da43"/>
    </style:style>
    <style:style style:name="T39" style:family="text">
      <style:text-properties officeooo:rsid="0027d4a1"/>
    </style:style>
    <style:style style:name="T40" style:family="text">
      <style:text-properties officeooo:rsid="00297274"/>
    </style:style>
    <style:style style:name="T41" style:family="text">
      <style:text-properties officeooo:rsid="002d93f9"/>
    </style:style>
    <style:style style:name="T42" style:family="text">
      <style:text-properties officeooo:rsid="003036d4"/>
    </style:style>
    <style:style style:name="T43" style:family="text">
      <style:text-properties officeooo:rsid="0030a5af"/>
    </style:style>
    <style:style style:name="T44" style:family="text">
      <style:text-properties officeooo:rsid="0030b2ed"/>
    </style:style>
    <style:style style:name="T45" style:family="text">
      <style:text-properties officeooo:rsid="00328cda"/>
    </style:style>
    <style:style style:name="T46" style:family="text">
      <style:text-properties officeooo:rsid="003296d4"/>
    </style:style>
    <style:style style:name="T47" style:family="text">
      <style:text-properties officeooo:rsid="0032a055"/>
    </style:style>
    <style:style style:name="T48" style:family="text">
      <style:text-properties officeooo:rsid="0032cbc5"/>
    </style:style>
    <style:style style:name="T49" style:family="text">
      <style:text-properties officeooo:rsid="00348ab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Kuva"/>
        <text:sequence-decl text:display-outline-level="0" text:name="Taulukko"/>
        <text:sequence-decl text:display-outline-level="0" text:name="Kaavanumero"/>
      </text:sequence-decls>
      <text:p text:style-name="P20">Tommi Tahvanainen</text:p>
      <text:p text:style-name="Text_20_body"><text:span text:style-name="T1">Funktionaalinen ohjelmointi web-kehityksessä</text:span><text:span text:style-name="T14"><text:tab/></text:span></text:p>
      <text:p text:style-name="P19"/>
      <text:p text:style-name="P19"/>
      <text:p text:style-name="P19"/>
      <text:p text:style-name="P19"/>
      <text:p text:style-name="P19"/>
      <text:p text:style-name="P20">Metropolia Ammattikorkeakoulu</text:p>
      <text:p text:style-name="P20">Tieto- ja viestintätekniikan tutkinto-ohjelma</text:p>
      <text:p text:style-name="P20">Menetelmäopinnot, Pelisovellukset</text:p>
      <text:p text:style-name="P20">Tutkielma</text:p>
      <text:p text:style-name="P28"><text:span text:style-name="T3">16.12.</text:span><text:span text:style-name="T2">2022</text:span></text:p>
      <text:section text:style-name="Sect1" text:name="TextSection">
        <text:p text:style-name="P7"/>
        <text:p text:style-name="P36">Sisällys</text:p>
        <text:table-of-content text:style-name="Sect1"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Pääluvun_5f_5f_5f_5f_5f_5f_5f_5f_5f_5f_5f_5f_5f_5f_5f_5f_5f_5f_5f_5f_5f_5f_5f_5f_5f_5f_5f_5f_5f_5f_5f_20_5f_5f_5f_5f_5f_5f_5f_5f_5f_5f_5f_5f_5f_5f_5f_5f_5f_5f_5f_5f_5f_5f_5f_5f_5f_5f_5f_5f_5f_5f_5f_otsikko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Lähteet_5f_5f_5f_5f_5f_5f_5f_5f_5f_5f_5f_5f_5f_5f_5f_5f_5f_5f_5f_5f_5f_5f_5f_5f_5f_5f_5f_5f_5f_5f_5f_2b_5f_5f_5f_5f_5f_5f_5f_5f_5f_5f_5f_5f_5f_5f_5f_5f_5f_5f_5f_5f_5f_5f_5f_5f_5f_5f_5f_5f_5f_5f_5f_liitteet_5f_5f_5f_5f_5f_5f_5f_5f_5f_5f_5f_5f_5f_5f_5f_5f_5f_5f_5f_5f_5f_5f_5f_5f_5f_5f_5f_5f_5f_5f_5f_20_5f_5f_5f_5f_5f_5f_5f_5f_5f_5f_5f_5f_5f_5f_5f_5f_5f_5f_5f_5f_5f_5f_5f_5f_5f_5f_5f_5f_5f_5f_5f_otsikko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Alaluvun_5f_5f_5f_5f_5f_5f_5f_5f_5f_5f_5f_5f_5f_5f_5f_5f_5f_5f_5f_5f_5f_5f_5f_5f_5f_5f_5f_5f_5f_5f_5f_20_5f_5f_5f_5f_5f_5f_5f_5f_5f_5f_5f_5f_5f_5f_5f_5f_5f_5f_5f_5f_5f_5f_5f_5f_5f_5f_5f_5f_5f_5f_5f_otsikko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Alaluvun_5f_5f_5f_5f_5f_5f_5f_5f_5f_5f_5f_5f_5f_5f_5f_5f_5f_5f_5f_5f_5f_5f_5f_5f_5f_5f_5f_5f_5f_5f_5f_20_5f_5f_5f_5f_5f_5f_5f_5f_5f_5f_5f_5f_5f_5f_5f_5f_5f_5f_5f_5f_5f_5f_5f_5f_5f_5f_5f_5f_5f_5f_5f_alaotsikko_5f_5f_5f_5f_5f_5f_5f_5f_5f_5f_5f_5f_5f_5f_5f_5f_5f_5f_5f_5f_5f_5f_5f_5f_5f_5f_5f_5f_5f_5f_5f_3b_5f_5f_5f_5f_5f_5f_5f_5f_5f_5f_5f_5f_5f_5f_5f_5f_5f_5f_5f_5f_5f_5f_5f_5f_5f_5f_5f_5f_5f_5f_5f_3"/>
            </text:index-source-styles>
          </text:table-of-content-source>
          <text:index-body>
            <text:p text:style-name="P22"><text:a xlink:type="simple" xlink:href="#_Toc68862708" text:style-name="Index_20_Link" text:visited-style-name="Index_20_Link"><text:span text:style-name="T14">1</text:span><text:span text:style-name="T4"><text:tab/></text:span><text:span text:style-name="T14">Johdanto</text:span><text:span text:style-name="T15"><text:tab/></text:span></text:a><text:span text:style-name="T16">1</text:span></text:p>
            <text:p text:style-name="P22"><text:a xlink:type="simple" xlink:href="#_Toc68862709" text:style-name="Index_20_Link" text:visited-style-name="Index_20_Link"><text:span text:style-name="T6">2</text:span><text:span text:style-name="T9"><text:tab/></text:span><text:span text:style-name="T10">Funktionaalisen ohjelmoinnin historia</text:span><text:span text:style-name="T7"><text:tab/></text:span></text:a><text:span text:style-name="T8">1</text:span></text:p>
            <text:p text:style-name="P25"><text:a xlink:type="simple" xlink:href="#_Toc68862710" text:style-name="Index_20_Link" text:visited-style-name="Index_20_Link"><text:span text:style-name="T14">2.1</text:span><text:span text:style-name="T4"><text:tab/></text:span><text:span text:style-name="T26">Lisp ja homoikonisuus</text:span><text:span text:style-name="T15"><text:tab/>2</text:span></text:a></text:p>
            <text:p text:style-name="P29"><text:a xlink:type="simple" xlink:href="#_Toc68862711" text:style-name="Index_20_Link" text:visited-style-name="Index_20_Link"><text:span text:style-name="T14">2.2</text:span><text:span text:style-name="T4"><text:tab/></text:span></text:a><text:a xlink:type="simple" xlink:href="#_Toc68862710" text:style-name="Index_20_Link" text:visited-style-name="Index_20_Link"><text:span text:style-name="T19">Java</text:span><text:span text:style-name="T28">S</text:span><text:span text:style-name="T19">cript omaksuu funktionaalisia tekniikoita</text:span></text:a><text:a xlink:type="simple" xlink:href="#_Toc68862711" text:style-name="Index_20_Link" text:visited-style-name="Index_20_Link"><text:span text:style-name="T15"><text:tab/>2</text:span></text:a></text:p>
            <text:p text:style-name="P23"><text:a xlink:type="simple" xlink:href="#_Toc68862712" text:style-name="Index_20_Link" text:visited-style-name="Index_20_Link"><text:span text:style-name="T14">3</text:span><text:span text:style-name="T4"><text:tab/></text:span><text:span text:style-name="T11">Määritelmät</text:span><text:span text:style-name="T15"><text:tab/>2</text:span></text:a></text:p>
            <text:p text:style-name="P25"><text:a xlink:type="simple" xlink:href="#_Toc68862713" text:style-name="Index_20_Link" text:visited-style-name="Index_20_Link"><text:span text:style-name="T14">3.1</text:span><text:span text:style-name="T4"><text:tab/></text:span><text:span text:style-name="T20">Muuttumattomuus</text:span></text:a><text:a xlink:type="simple" xlink:href="#_Toc68862715" text:style-name="Index_20_Link" text:visited-style-name="Index_20_Link"><text:span text:style-name="T15"><text:tab/></text:span></text:a><text:span text:style-name="T16">3</text:span></text:p>
            <text:p text:style-name="P25"><text:a xlink:type="simple" xlink:href="#_Toc68862716" text:style-name="Index_20_Link" text:visited-style-name="Index_20_Link"><text:span text:style-name="T14">3.2</text:span><text:span text:style-name="T4"><text:tab/></text:span><text:span text:style-name="T22">Ensiluokkaiset funktiot</text:span><text:span text:style-name="T15"><text:tab/></text:span></text:a><text:span text:style-name="T16">3</text:span></text:p>
            <text:p text:style-name="P25"><text:a xlink:type="simple" xlink:href="#_Toc68862717" text:style-name="Index_20_Link" text:visited-style-name="Index_20_Link"><text:span text:style-name="T14">3.3</text:span><text:span text:style-name="T4"><text:tab/></text:span><text:span text:style-name="T22">Tilattomuus</text:span><text:span text:style-name="T15"><text:tab/></text:span></text:a><text:span text:style-name="T16">3</text:span></text:p>
            <text:p text:style-name="P25"><text:a xlink:type="simple" xlink:href="#_Toc68862718" text:style-name="Index_20_Link" text:visited-style-name="Index_20_Link"><text:span text:style-name="T14">3.4</text:span><text:span text:style-name="T4"><text:tab/></text:span><text:span text:style-name="T22">Sivuvaikutuksettomuus</text:span><text:span text:style-name="T15"><text:tab/></text:span></text:a><text:span text:style-name="T16">4</text:span></text:p>
            <text:p text:style-name="P25"><text:a xlink:type="simple" xlink:href="#_Toc68862719" text:style-name="Index_20_Link" text:visited-style-name="Index_20_Link"><text:span text:style-name="T14">3.5</text:span><text:span text:style-name="T4"><text:tab/></text:span><text:span text:style-name="T22">Laskennallinen loogisuus</text:span><text:span text:style-name="T15"><text:tab/></text:span></text:a><text:span text:style-name="T16">4</text:span></text:p>
            <text:p text:style-name="P29"><text:a xlink:type="simple" xlink:href="#_Toc68862719" text:style-name="Index_20_Link" text:visited-style-name="Index_20_Link"><text:span text:style-name="T16">3.6</text:span><text:span text:style-name="T5"><text:tab/></text:span><text:span text:style-name="T16">Puhtaat funktiot<text:tab/></text:span></text:a><text:span text:style-name="T18">5</text:span></text:p>
            <text:p text:style-name="P29"><text:a xlink:type="simple" xlink:href="#_Toc68862719" text:style-name="Index_20_Link" text:visited-style-name="Index_20_Link"><text:span text:style-name="T16">3.7</text:span><text:span text:style-name="T5"><text:tab/></text:span><text:span text:style-name="T16">Deklaratiivisuus<text:tab/></text:span></text:a><text:span text:style-name="T16">5</text:span></text:p>
            <text:p text:style-name="P22"><text:a xlink:type="simple" xlink:href="#_Toc68862720" text:style-name="Index_20_Link" text:visited-style-name="Index_20_Link"><text:span text:style-name="T14">4</text:span><text:span text:style-name="T4"><text:tab/></text:span><text:span text:style-name="T12">Ohjelmakoodiesimerkkejä</text:span><text:span text:style-name="T15"><text:tab/></text:span></text:a><text:span text:style-name="T18">6</text:span></text:p>
            <text:p text:style-name="P40"><text:a xlink:type="simple" xlink:href="#_Toc68862721" text:style-name="Index_20_Link" text:visited-style-name="Index_20_Link"><text:span text:style-name="T14">4.1</text:span><text:span text:style-name="T4"><text:tab/></text:span><text:span text:style-name="T26">Korkeamman tason funktiot</text:span><text:span text:style-name="T15"><text:tab/></text:span></text:a><text:span text:style-name="T18">6</text:span></text:p>
            <text:p text:style-name="P25"><text:a xlink:type="simple" xlink:href="#_Toc68862722" text:style-name="Index_20_Link" text:visited-style-name="Index_20_Link"><text:span text:style-name="T14">4.2</text:span><text:span text:style-name="T4"><text:tab/></text:span><text:span text:style-name="T29">Kompositio</text:span><text:span text:style-name="T15"><text:tab/></text:span></text:a><text:span text:style-name="T16">6</text:span></text:p>
            <text:p text:style-name="P29"><text:a xlink:type="simple" xlink:href="#_Toc68862721" text:style-name="Index_20_Link" text:visited-style-name="Index_20_Link"><text:span text:style-name="T16">4.3</text:span><text:span text:style-name="T5"><text:tab/></text:span><text:span text:style-name="T18">Korkeamman tason funktioiden ja proseduraalisten toistorakenteiden vertailu</text:span><text:span text:style-name="T16"><text:tab/></text:span></text:a><text:span text:style-name="T16">7</text:span></text:p>
            <text:p text:style-name="P40"><text:a xlink:type="simple" xlink:href="#_Toc68862722" text:style-name="Index_20_Link" text:visited-style-name="Index_20_Link"><text:span text:style-name="T16">4.</text:span><text:span text:style-name="T18">4</text:span><text:span text:style-name="T5"><text:tab/></text:span><text:span text:style-name="T18">K</text:span></text:a><text:span text:style-name="T18">irjastopalvelin<text:tab/>8</text:span></text:p>
            <text:p text:style-name="P22"><text:a xlink:type="simple" xlink:href="#_Toc68862723" text:style-name="Index_20_Link" text:visited-style-name="Index_20_Link"><text:span text:style-name="T14">5</text:span><text:span text:style-name="T4"><text:tab/></text:span><text:span text:style-name="T12">Yhteenveto</text:span><text:span text:style-name="T15"><text:tab/></text:span></text:a><text:span text:style-name="T18">9</text:span></text:p>
            <text:p text:style-name="P24"><text:a xlink:type="simple" xlink:href="#_Toc68862727" text:style-name="Index_20_Link" text:visited-style-name="Index_20_Link"><text:span text:style-name="T14">Lähteet</text:span><text:span text:style-name="T15"><text:tab/></text:span></text:a><text:span text:style-name="T17">1</text:span><text:span text:style-name="T18">1</text:span></text:p>
          </text:index-body>
        </text:table-of-content>
        <text:p text:style-name="P21"/>
      </text:section>
      <text:list xml:id="list2436223961" text:style-name="WWNum2">
        <text:list-item>
          <text:h text:style-name="P43" text:outline-level="1"><text:bookmark-start text:name="_Toc68862708"/>Johdanto<text:bookmark-end text:name="_Toc68862708"/></text:h>
        </text:list-item>
      </text:list>
      <text:p text:style-name="P6"><text:span text:style-name="T32">Tutkielman</text:span> tarkoituksena oli esitellä funktionaalisen ohjelmoinnin paradigma ja sen käyttöä modernien web-teknologioiden kanssa selvittäen syitä funktionaalisten tekniikoiden käytölle palvelimien rakentamisessa web-alustoille. </text:p>
      <text:p text:style-name="P5"><text:span text:style-name="T32">Tutkielma</text:span><text:span text:style-name="T37">ssa</text:span> verrattiin proseduraalisen, oliokeskeisen sekä funktionaalisen ohjelmoinnin eroja eristettyjen testiesimerkkien kautta. Testiesimerkit rakennettiin <text:span text:style-name="T32">tutkielmaa</text:span> varten havain<text:span text:style-name="T41">n</text:span>ol<text:span text:style-name="T41">l</text:span>istamaan eri tekniikoiden eroja.</text:p>
      <text:p text:style-name="P17"><text:span text:style-name="T32">Tutkielmassa</text:span><text:span text:style-name="T38"> tarkasteltiin rekrytointitehtävänä rakennettua palvelinta, jossa käytettiin funktionaalisia ohjelmointitekniikoita. Palvelimen tarkoitus o</text:span><text:span text:style-name="T43">li</text:span><text:span text:style-name="T38"> toimia taustajärjestelmänä selainpohjaiselle sovellukselle, jolla käyttäjä voi lisätä ja poistaa kirjoja henkilökohtaiseen kirjastoonsa. </text:span></text:p>
      <text:list xml:id="list185659685801675" text:continue-numbering="true" text:style-name="WWNum2">
        <text:list-item>
          <text:h text:style-name="P44" text:outline-level="1"><text:bookmark-start text:name="_Toc68862709"/>F<text:bookmark-end text:name="_Toc68862709"/>unktionaalisen ohjelmoinnin histori<text:span text:style-name="T13">a</text:span></text:h>
        </text:list-item>
      </text:list>
      <text:p text:style-name="P11">Funktionaalis<text:span text:style-name="T45">ten kielten ja ohjelmoinnin </text:span>edeltäjänä pidetään normaalisti lambdakalkyyliä <text:span text:style-name="T45">(Aaby 1998)</text:span>, joka on Turing-täydellinen laskennan malli, eli sillä voidaan ilmaista mitä tahansa matemaattisia laskennan ongelmia. <text:span text:style-name="T45">Funktionaaliselle ohjelmoinnille</text:span> ominaista on sen deklaratiivisuus, eli operaatioita ei järjestetä Turing-laitteelle tai <text:span text:style-name="T46">imperatiiviselle ohjelmoinnille</text:span> tyypillisellä vaihekaavalla, vaan jokainen operaatio voidaan purkaa binääripuuksi. Ongelmaa siis kuvataan tietojenkäsittelytieteen näkökulmasta tietorakenteena.</text:p>
      <text:p text:style-name="P11">Tietojenkäsittelyt<text:span text:style-name="T46">ieteistä löytyi jo alkuvaiheissa </text:span><text:span text:style-name="T33">usea</text:span><text:span text:style-name="T46">mpi </text:span>koulukunta, <text:span text:style-name="T33">joista tutkielmalle relevantteina voi pitää </text:span>lambdakalkyyliä suosivaan kuntaa ja Alan Turingin seuraaji<text:span text:style-name="T33">a.</text:span> <text:span text:style-name="T33">Turingin hengessä ajattelevien </text:span>mielestä tietokoneiden ja sittemmin ohjelmien tulisi mallintaa fyysis<text:span text:style-name="T33">iä</text:span> lait<text:span text:style-name="T33">teita </text:span>ja maailmaa <text:span text:style-name="T33">lambdakalkyylin sijaan</text:span>. <text:span text:style-name="T33">Tästä maailmaa mallintavasta tavasta</text:span> tulisi <text:span text:style-name="T33">myöhemmin </text:span>myös tietojenkäsittelytieteen ja ohjelmoinnin kaupallisen kehityksen perusta. <text:soft-page-break/>Lambdakalkyylia suosivan koulukunnan työn seurauksena funktionaalinen ohjelmointi on edelleen käytössä tietojenkäsittelytieteen koulukunnassa esimerkiksi ohjelmoinnin <text:span text:style-name="T33">ja </text:span>ohjelmointikielien teorian tutkimuksessa, <text:span text:style-name="T33">kuin myös kaupallisessa ohjelmoinnissa</text:span>.</text:p>
      <text:p text:style-name="P11">Ensimmäinen lambdakalkyylin toteuttava ohjelmointikieli on vuonna 1958 alkunsa saanut Lisp <text:span text:style-name="T46">(Turner 2012)</text:span>, joka on vuosien varrella muodostunut kokonaiseksi kielikunnaksi. Nykypäivänä aktiivisessa käytössä on monia eri Lisp-dialekteja, joista tunnetuimmat ovat Common Lisp, Emacs Lisp ja Clojure. Lispin sekä muiden funktionaalisten kielien innoittamana funktionaalisen ohjelmoinnin konsepteja, kuten korkean tason funktiot, on myös otettu käyttöön proseduraalisiin ja olio-orientoituneisiin kieliin kuten Java<text:span text:style-name="T43">S</text:span>criptiin sekä Type<text:span text:style-name="T43">S</text:span>criptiin.</text:p>
      <text:list xml:id="list185660176691491" text:continue-numbering="true" text:style-name="WWNum2">
        <text:list-item>
          <text:list>
            <text:list-item>
              <text:h text:style-name="P47" text:outline-level="2">Lisp ja homoikonisuus</text:h>
            </text:list-item>
          </text:list>
        </text:list-item>
      </text:list>
      <text:p text:style-name="P9">Lisp:n eri dialektit toteuttavat homoikonisuuden, eli dialektit kohtelevat koodia datana ja päinvastoin. Homoikonisuutta kuvaa hyvin koodin rakenne, jonka voi purkaa binääripuuhun, joka on yleinen tietorakenne.</text:p>
      <text:list xml:id="list185660198673216" text:continue-numbering="true" text:style-name="WWNum2">
        <text:list-item>
          <text:list>
            <text:list-item>
              <text:h text:style-name="P47" text:outline-level="2"><text:span text:style-name="T30">Java</text:span><text:span text:style-name="T43">S</text:span><text:span text:style-name="T30">cript omaksuu funktionaalisia tekniikoita</text:span> </text:h>
            </text:list-item>
          </text:list>
        </text:list-item>
      </text:list>
      <text:p text:style-name="P12"><text:span text:style-name="T32">Tutkielmassa</text:span> tarkasteltavissa esimerkeissä ja rekrytointitehtävässä käytettiin Java<text:span text:style-name="T43">S</text:span>cript-ohjelmointikieltä. Java<text:span text:style-name="T43">S</text:span>criptin kuvailee ECMAScript standardi, josta on julkaistu monta versiota vuodesta 1997 lähtien. Vaikka Java<text:span text:style-name="T43">S</text:span>cript on pohjimmiltaan proseduraalinen ja imperatiivinen kieli, <text:span text:style-name="T44">se on kuitenkin tukenut </text:span><text:span text:style-name="T46">funktionaalisia tekniikoita </text:span><text:span text:style-name="T44">sen julkaisusta asti.</text:span></text:p>
      <text:list xml:id="list185660217830090" text:continue-numbering="true" text:style-name="WWNum2">
        <text:list-item>
          <text:h text:style-name="P45" text:outline-level="1"><text:bookmark-start text:name="_Toc68862712"/>M<text:bookmark-end text:name="_Toc68862712"/>ääritelmät</text:h>
        </text:list-item>
      </text:list>
      <text:p text:style-name="P26"><text:span text:style-name="T14">Funktionaalisessa ohjelmoinnissa on sääntöjä, jotka varmistavat ohjelman toiminnan tavalla, josta funktionaalisen ohjelmoinnin mahdolliset hyödyt saadaan irti. </text:span><text:span text:style-name="T23">Tutkielmaa</text:span><text:span text:style-name="T14"> varten kiteytettiin </text:span><text:span text:style-name="T20">säännöt viiteen pääsääntöön; </text:span><text:soft-page-break/><text:span text:style-name="T25">muuttumattomuus, funktioiden ensiluokkaisuus, tilattomuus, sivuvaikutuksettomuus sekä laskennallinen loogisuus</text:span><text:span text:style-name="T20">. </text:span><text:span text:style-name="T25">Lisäksi määriteltiin deklaratiivisuus sekä puhtaat funktiot, jotka ovat myös tärkeitä määritelmiä funktionaalisessa ohjelmoinnissa.</text:span></text:p>
      <text:list xml:id="list185660829244680" text:continue-numbering="true" text:style-name="WWNum2">
        <text:list-item>
          <text:list>
            <text:list-item>
              <text:h text:style-name="P48" text:outline-level="2"><text:bookmark-start text:name="_Toc68862713"/>M<text:bookmark-end text:name="_Toc68862713"/>uuttumattomuus</text:h>
            </text:list-item>
          </text:list>
        </text:list-item>
      </text:list>
      <text:p text:style-name="P9">Muuttumattomuudella tarkoitetaan sitä, että ohjelman sisällä luotuja olioita tai muuttujia tai niiden tilaa ei muuteta luonnin jälkeen <text:span text:style-name="T49">(Macdonald 2021)</text:span>. Muuttumattomuuden takia funktionaalisessa ohjelmoinnissa luodaan usein kopioita olioista ja muuttujista, jotta alkuperäinen data säilyy koskemattomana muistissa. Muuttumattomuudella vältetään epäselvyyttä siitä, mikä olion/muuttujan tila tai sisältö on milläkin hetkellä ohjelman kulkiessa, sillä epäselvyys voi johtaa odottamattomiin lopputuloksiin ja vaikeuttaa vian löytämistä.</text:p>
      <text:list xml:id="list185660871250711" text:continue-numbering="true" text:style-name="WWNum2">
        <text:list-item>
          <text:list>
            <text:list-item>
              <text:h text:style-name="P47" text:outline-level="2"><text:bookmark-start text:name="_Toc68862716"/>E<text:bookmark-end text:name="_Toc68862716"/>nsiluokkaiset funktiot</text:h>
            </text:list-item>
          </text:list>
        </text:list-item>
      </text:list>
      <text:p text:style-name="P8">Ensiluokkaiset funktiot tai korkeamman tason funktiot toimivat funktionaalisen ohjelman perusyksikköinä. Ensiluokkaisuus tulee siitä, että funktioita kohdellaan kuten muuttujia ja olioita; funktioita voi käyttää parametreina toisille funktioille ja niitä voidaan palauttaa arvoina funktio-operaatioista <text:span text:style-name="T49">(Katz 2018)</text:span>. Ensiluokkaisten funktioiden käyttöä kuvaa hyvin aiemmin mainittu binääripuu, jossa operaatiot ja arvot jaetaan tietorakenteeseen.</text:p>
      <text:list xml:id="list185660351736987" text:continue-numbering="true" text:style-name="WWNum2">
        <text:list-item>
          <text:list>
            <text:list-item>
              <text:h text:style-name="P47" text:outline-level="2"><text:bookmark-start text:name="_Toc68862717"/>T<text:bookmark-end text:name="_Toc68862717"/>ilattomuus</text:h>
            </text:list-item>
          </text:list>
        </text:list-item>
      </text:list>
      <text:p text:style-name="P9">Kuten muuttumattomuus, tilattomuus liittyy ohjelman suorituksen aikana tapahtuviin operaatioihin ja niiden kohteina oleviin muuttujiin ja olioihin. <text:span text:style-name="T31">Tilattomuudella tarkoitetaan että ohjelman ei tulisi ylläpitää minkäänlaista olio-tilaa suorituksen aikana. Tällöin jokainen funktio operoi eristyksissä muista ohjelman funktioista ja on luotettavampi sekä jokaisen funktion </text:span><text:soft-page-break/><text:span text:style-name="T31">uudelleenkäytettävyys säilyy, koska ne eivät ole riippuvaisia minkään olion tilasta.</text:span></text:p>
      <text:list xml:id="list185660666234034" text:continue-numbering="true" text:style-name="WWNum2">
        <text:list-item>
          <text:list>
            <text:list-item>
              <text:h text:style-name="P49" text:outline-level="2"><text:bookmark-start text:name="_Toc68862718"/>S<text:bookmark-end text:name="_Toc68862718"/>ivuvaikutuksettomuus</text:h>
            </text:list-item>
          </text:list>
        </text:list-item>
      </text:list>
      <text:p text:style-name="P60">Sivuvaikutuksella tarkoitetaan jotain muutosta sovelluksen tilassa, kuten globaalin muuttujan muutosta, josta funktio ei suoranaisesti riipu eli sitä ei sijoiteta parametrina funktioon (Kereki 2020). Jos funktion tulee muuttaa ulkopuolista tilaa, se tulisi tehdä kopioinnin kautta.</text:p>
      <text:p text:style-name="P57">Funktionaalisissa ohjelmissa funktioiden ei tulisi aiheuttaa sivuvaikutuksia. Sivuvaikutuksettomuus useasti muodostuu luonnostaan jos muuttumattomuuden ja tilattomuuden sääntöjä noudatetaan, sillä tyypillisimmät sivuvaikutukset ovat muutoksia funktion ulkopuoliseen tilaan tai muutoksia viittauksella muistiin kun ”muuttuva” <text:s/>olio on asetettu funktion parametriksi. </text:p>
      <text:p text:style-name="P27"><text:span text:style-name="T21">Syöttö- sekä ulostulo-operaatiot ovat myös sivuvaikutuksia. Täydellistä sivuvaikutuksettomuutta on täten vaikea säilyttää kielissä, joissa ei ole implementoitu jotain erillistä tapaa hoitaa ohjelman vuorovaikutusta ulkoisen maailman kanssa. Haskell on esimerkki ohjelmointikielestä, jossa on implementoitu mekanismi nimeltä ”monadi”, jolla tämänkaltainen vuorovaikutus säilyy sivuvaiku</text:span><text:span text:style-name="T27">tuk</text:span><text:span text:style-name="T21">settomana.</text:span></text:p>
      <text:list xml:id="list185660222099619" text:continue-numbering="true" text:style-name="WWNum2">
        <text:list-item>
          <text:list>
            <text:list-item>
              <text:h text:style-name="P49" text:outline-level="2"><text:bookmark-start text:name="_Toc68862719"/>L<text:bookmark-end text:name="_Toc68862719"/>askennallinen loogisuus</text:h>
            </text:list-item>
          </text:list>
        </text:list-item>
      </text:list>
      <text:p text:style-name="P10">Funktionaalisessa ohjelmoinnissa pyritään siihen, että jokainen funktio toimisi laskennallisesti johdonmukaisesti; jos kerroin funktiolle annetaan parametreina kokonaisluku 2 ja muuttuja X tulisi ulostulon olla aina 2*X. Tätä logiikkaa sovelletaan monimutkaisempiin operaatioihin, joissa esimerkiksi iteroidaan isoa tietorakennetta.</text:p>
      <text:list xml:id="list185660357001325" text:continue-numbering="true" text:style-name="WWNum2">
        <text:list-item>
          <text:list>
            <text:list-item>
              <text:h text:style-name="P52" text:outline-level="2"><text:soft-page-break/>Puhtaat funktiot</text:h>
            </text:list-item>
          </text:list>
        </text:list-item>
      </text:list>
      <text:p text:style-name="P65">Kun funktio täyttää sivuvaikutuksettomuuden sekä laskennallisen loogisuuden säännöt, kyseessä on puhdas funktio. <text:span text:style-name="T29">Koska voidaan luottaa että funktio palauttaa deterministisen arvon, voidaan olettaa että funktio ei vaikuta sovelluksen muihin osiin tilan kautta. (Jansen 2019)</text:span></text:p>
      <text:p text:style-name="P65">Puhtaiden funktioiden käyttö ensisijaisesti ohjelman perusyksikköinä tilattomuuden ja muuttumattomuuden kanssa johtaa täysin funktionaaliseen ohjelmaan. </text:p>
      <text:list xml:id="list185661444377564" text:continue-numbering="true" text:style-name="WWNum2">
        <text:list-item>
          <text:list>
            <text:list-item>
              <text:h text:style-name="P53" text:outline-level="2">Deklaratiivisuus</text:h>
            </text:list-item>
          </text:list>
        </text:list-item>
      </text:list>
      <text:p text:style-name="P63">Deklaratiivinen ohjelma ilmaisee laskennan logiikkaa kuvailematta sen toiminnan kulkua.</text:p>
      <text:p text:style-name="P31">Deklaratiiviselle ohjelmoinnille on tyypillistä, että ohjelman ja aliohjelmien lopputulosta kuvaillaan, kun taas imperatiivisessa ohjelmoinnissa keskitytää<text:span text:style-name="T43">n </text:span>ohjelman kulun kuvailuun tai prosessin välivaiheiden määrittelyyn. <text:span text:style-name="T47">Imperatiivisen ohjelmoinnin laskennan pääväline on arvojen muuttujiin sijoittaminen, kun taas deklaratiivisessa ohjelmoinnissa päävälineenä toimii argumenttien sijoittaminen funktioihin (Day 2013).</text:span> Vastakkainasettelua paradigmojen välillä kuvaillaan monesti miten/mitä-asettelulla, jossa imperatiivinen keskittyy siihen miten jotain tehdään ja deklaratiivinen siihen mitä tehdään <text:span text:style-name="T48">(Hammad 2021)</text:span>.</text:p>
      <text:p text:style-name="P62">Funktionaalinen koodi on deklaratiivista, missä proseduraalinen koodi on imperatiivista. Web-ohjelmointi on useasti sekoitus molempia ohjelmointiparadigmoja.</text:p>
      <text:list xml:id="list185660242329888" text:continue-numbering="true" text:style-name="WWNum2">
        <text:list-item>
          <text:h text:style-name="P42" text:outline-level="1"><text:bookmark-start text:name="_Toc68862720"/><text:soft-page-break/><text:span text:style-name="T24">O</text:span><text:bookmark-end text:name="_Toc68862720"/><text:span text:style-name="T24">hjelmakoodiesimerkkejä</text:span></text:h>
          <text:list>
            <text:list-item>
              <text:h text:style-name="P50" text:outline-level="2">Korkeamman tason funktiot</text:h>
            </text:list-item>
          </text:list>
        </text:list-item>
      </text:list>
      <text:p text:style-name="P32"><text:span text:style-name="T35">const toMax </text:span><text:span text:style-name="T34">= (max, value) </text:span><text:span text:style-name="T35">=&gt; Math.Max(</text:span><text:span text:style-name="T34">max, value</text:span><text:span text:style-name="T35">);</text:span></text:p>
      <text:p text:style-name="P33">[1,2,3,4].reduce(toMax);</text:p>
      <text:p text:style-name="P13"><text:span text:style-name="T36">Esimerkkikoodi 1. Java</text:span><text:span text:style-name="T43">S</text:span><text:span text:style-name="T36">cript ohjelma, jossa on määritelty funktio toMax</text:span><text:span text:style-name="T39">()</text:span><text:span text:style-name="T36">, joka palauttaa korkeimman arvon siihen sijoitetuista arvoista </text:span><text:span text:style-name="T48">(Katz 2018)</text:span><text:span text:style-name="T36">. Ohjelma on esimerkki funktioiden sijoittamisesta muuttujaan, ja kuinka funktioita voidaan käyttää parametreina toisille funktioille, tässä tapauksessa Array.reduce():lle.</text:span></text:p>
      <text:list xml:id="list185660916920223" text:continue-numbering="true" text:style-name="WWNum2">
        <text:list-item>
          <text:list>
            <text:list-item>
              <text:h text:style-name="P54" text:outline-level="2">Kompositio</text:h>
            </text:list-item>
          </text:list>
        </text:list-item>
      </text:list>
      <text:p text:style-name="P55">const composeTwo = (fun1: Function, fun2: Function) =&gt; (value: any) =&gt; fun1(fun2(value));</text:p>
      <text:p text:style-name="P55">const square = (value: number) =&gt; value * value;</text:p>
      <text:p text:style-name="P55">const addEighth = (value: number) =&gt; value + (value * 0.125);</text:p>
      <text:p text:style-name="P55"/>
      <text:p text:style-name="P55">const squareAndMargin = composeTwo(addEighth, square); console.log(squareAndMargin(3)); // 10.125</text:p>
      <text:p text:style-name="P64">Esimerkkikoodi 2. TypeScript ohjelma, jossa korkeamman tason funktiot square() ja addEighth() muotoillaan yhdeksi funktioksi kompositiolla.</text:p>
      <text:p text:style-name="P64">Kompositio mahdollistaa useamman yksinkertaisemman funktion yhdistämisen yhteen kompleksimpaan kuvailevaan funktioon (Jansen 2019). Isommissa koodikannoissa kompositio selkeyttää rakennetta ja vähentää bugeja, kun isoja määriä yksinkertaisia funktioita ketjutetaan.</text:p>
      <text:list xml:id="list185660515360983" text:continue-numbering="true" text:style-name="WWNum2">
        <text:list-item>
          <text:list>
            <text:list-item>
              <text:h text:style-name="P51" text:outline-level="2"><text:soft-page-break/>Korkeamman tason funktioiden ja proseduraalisten toistorakenteiden vertailu</text:h>
            </text:list-item>
          </text:list>
        </text:list-item>
      </text:list>
      <text:p text:style-name="P34">function getPrimes(array) {</text:p>
      <text:p text:style-name="P34"><text:tab/>let primes = [];</text:p>
      <text:p text:style-name="P34"><text:tab/>let flag = true;</text:p>
      <text:p text:style-name="P34"/>
      <text:p text:style-name="P34"><text:tab/>for (number in array) {</text:p>
      <text:p text:style-name="P34"><text:tab/><text:tab/>flag = true;</text:p>
      <text:p text:style-name="P34"><text:tab/><text:tab/>if (number == 0 || number == 1) flag = false;</text:p>
      <text:p text:style-name="P34"><text:tab/><text:tab/>else if (number &gt; 1) {</text:p>
      <text:p text:style-name="P34"><text:tab/><text:tab/><text:tab/>for (let i = 2; i &lt;= number / 2; ++i) {</text:p>
      <text:p text:style-name="P34"><text:tab/><text:tab/><text:tab/><text:tab/>if (number % i == 0) {</text:p>
      <text:p text:style-name="P34"><text:tab/><text:tab/><text:tab/><text:tab/><text:tab/>flag = false;</text:p>
      <text:p text:style-name="P34"><text:tab/><text:tab/><text:tab/><text:tab/><text:tab/>break;</text:p>
      <text:p text:style-name="P34"><text:tab/><text:tab/><text:tab/><text:tab/>}</text:p>
      <text:p text:style-name="P34"><text:tab/><text:tab/><text:tab/>}</text:p>
      <text:p text:style-name="P34"><text:tab/><text:tab/>}</text:p>
      <text:p text:style-name="P34"><text:tab/><text:tab/>if (flag == true) primes.push(number);</text:p>
      <text:p text:style-name="P34"><text:tab/>}</text:p>
      <text:p text:style-name="P34"><text:tab/>console.log(`Prime numbers: ${primes}`);</text:p>
      <text:p text:style-name="P34"><text:tab/>return primes;</text:p>
      <text:p text:style-name="P34">}</text:p>
      <text:p text:style-name="P13">Esimerkkikoodi <text:span text:style-name="T49">3</text:span><text:span text:style-name="T36">. </text:span><text:span text:style-name="T37">Proseduraalinen</text:span><text:span text:style-name="T36"> Java</text:span><text:span text:style-name="T43">S</text:span><text:span text:style-name="T36">cript aliohjelma, joka tulostaa </text:span><text:span text:style-name="T37">ja palauttaa </text:span><text:span text:style-name="T36">listan alkulukuja </text:span><text:span text:style-name="T37">sille parametrina annetusta listasta. Funktio tarkistaa listan luvut proseduraalisesti, hyödyntäen perinteisiä toisto- ja valintarakenteita.</text:span></text:p>
      <text:p text:style-name="P30">const isPrime = n =&gt; </text:p>
      <text:p text:style-name="P30"><text:tab/>n &lt;= 1 </text:p>
      <text:p text:style-name="P30"><text:tab/><text:tab/>? false </text:p>
      <text:p text:style-name="P30"><text:tab/><text:tab/>: !Array.from(new Array(n), (el,i) =&gt; i + 1)</text:p>
      <text:p text:style-name="P30"><text:tab/><text:tab/><text:tab/>.filter(x =&gt; x &gt; 1 &amp;&amp; x &lt; n)</text:p>
      <text:p text:style-name="P30"><text:tab/><text:tab/><text:tab/>.find(x =&gt; n % x === 0);</text:p>
      <text:p text:style-name="P30"/>
      <text:p text:style-name="P30">const array = [0,1,2,3,4,5,6,7,8,9,10,11,12,13,14,15,16,17];</text:p>
      <text:p text:style-name="P30">const primes = array.filter(isPrime);</text:p>
      <text:p text:style-name="P15">Esimerkkikoodi <text:span text:style-name="T49">4</text:span><text:span text:style-name="T37">. Funktionaalinen Java</text:span><text:span text:style-name="T43">S</text:span><text:span text:style-name="T37">cript ohjelma, jossa on määritelty aliohjelma isPrime</text:span><text:span text:style-name="T39">()</text:span><text:span text:style-name="T37"> joka määrittelee onko sille parametrina annettu luku alkuluku. Aliohjelma sijoitetaan Array.filter():lle parametrina, joka käydessään alkuperäistä listaa läpi tarkistaa onko kyseessä alkuluku isPrime</text:span><text:span text:style-name="T39">()</text:span><text:span text:style-name="T37">:ssa määritellyllä tavalla ja palauttaa alkion uuteen listaan mikäli näin on.</text:span></text:p>
      <text:p text:style-name="P14">Verrattaessa proseduraalista ja funktionaalista esimerkkiä huomataan <text:s/>proseduraalisen esimerkin sisältävän enemmän sisennystä sekä kontekstirajoja, joka tekee ohjelman lukemisesta sekä ymmärtämisestä <text:soft-page-break/>haastavaa. Funktionaalisessa esimerkissä käytetty valintarakenne (<text:span text:style-name="T39">eng. </text:span>ternary operator) sekä korkeamman tason funktioiden hyödyntäminen kuvailee tarkemmin mitä aliohjelma isPrime<text:span text:style-name="T39">()</text:span> tekee. Koodin luettavuus on monesti mielipidekysymys, mutta tässä tapauksessa korrektiuden kannalta deklaratiivisuus tuo selkeyttä koodiin.</text:p>
      <text:p text:style-name="P14">Esimerkkikoodien <text:span text:style-name="T49">3</text:span>. ja <text:span text:style-name="T49">4</text:span>. välillä ei ole merkittävää eroa suoritusnopeudessa ellei alkioita ole todella suuria määriä. Tapauksissa, joissa tiedetään ettei funktiota käytetä suurien tietorakenteiden iterointiin, voidaan valita kehittäjille mielekkäämpi ja selkeämpi tapa toteuttaa funktio.</text:p>
      <text:list xml:id="list185661181965442" text:continue-numbering="true" text:style-name="WWNum2">
        <text:list-item>
          <text:list>
            <text:list-item>
              <text:h text:style-name="P53" text:outline-level="2">Kirjastopalvelin</text:h>
            </text:list-item>
          </text:list>
        </text:list-item>
      </text:list>
      <text:p text:style-name="P31">Kirjastopalvelin kirjoitettiin rekrytointitehtävänä ja ammentaa sekä proseduraalisia että funktionaalisia tekniikoita. <text:span text:style-name="T43">Esimerkeistä on hyvä huomata, että tietokannan operaatiot sekä yhteyden avaus ovat turvallisuus- sekä suorituskriittisiä osia mitä tahansa web-sovellusta, joten niiden yksinkertaistaminen tai suoraviivaistaminen mahdollisimman puhtaiksi funktioiksi on tärkeää. Näin vältytään sivuvaikutuksilta, joilla voi olla arvaamattomia seurauksia sovelluksen suoritusaikana tietokantayhteyden ollessa auki.</text:span></text:p>
      <text:p text:style-name="P35">export const dbPromise = async () =&gt; open({</text:p>
      <text:p text:style-name="P35"><text:tab/>filename: ’books.db’,</text:p>
      <text:p text:style-name="P35"><text:tab/>driver: sqlite3.Database</text:p>
      <text:p text:style-name="P35">});</text:p>
      <text:p text:style-name="P35"/>
      <text:p text:style-name="P35">const queryRun = async (sql: string, params: SqlParams) =&gt; {</text:p>
      <text:p text:style-name="P35"><text:tab/>const promise = await dbPromise();</text:p>
      <text:p text:style-name="P35"><text:tab/>return await promise.run(sql, params);</text:p>
      <text:p text:style-name="P35">};</text:p>
      <text:p text:style-name="P16">Esimerkkikoodi <text:span text:style-name="T49">5</text:span>. Osa laajempaa Type<text:span text:style-name="T43">S</text:span>cript-moduulia, jossa aliohjelmat dbPromise() ja queryRun() muodostavat yhteyden tietokantaan ja ajavat esimerkkikoodissa 5. määriteltyä palvelinkoodia tietokantaa vasten. Moduulissa käytettiin ”semi-funktionaalista” koodia, jossa funktiot ovat sivuvaikutuksettomia ja kutsuvat muita funktioita, <text:span text:style-name="T40">mutta eivät ole täysin puhtaita funktioita.</text:span></text:p>
      <text:p text:style-name="P35"><text:soft-page-break/>const create = async (book: SqlParams) =&gt; {</text:p>
      <text:p text:style-name="P35"><text:tab/>const sql = `insert into <text:tab/><text:tab/><text:tab/><text:tab/>books(title,author,year,publisher,description) values <text:tab/>(?,?,?,?,?)`;</text:p>
      <text:p text:style-name="P35"><text:tab/>return await db.queryRun(sql, book);<text:tab/></text:p>
      <text:p text:style-name="P35">};</text:p>
      <text:p text:style-name="P35"/>
      <text:p text:style-name="P35">const searchAll = async (search: SqlParams) =&gt; {</text:p>
      <text:p text:style-name="P35"><text:tab/>const sql = buildSearchQuery(search);</text:p>
      <text:p text:style-name="P35"><text:tab/>return await db.queryAll(sql, search);</text:p>
      <text:p text:style-name="P35">};</text:p>
      <text:p text:style-name="P35"/>
      <text:p text:style-name="P35">export const buildSearchQuery = (search: SqlParams) =&gt; {</text:p>
      <text:p text:style-name="P35"><text:tab/>let sql = `select * from books where `;</text:p>
      <text:p text:style-name="P35"><text:tab/>let first = true;</text:p>
      <text:p text:style-name="P35"><text:tab/>if (search[0]) {</text:p>
      <text:p text:style-name="P35"><text:tab/><text:tab/>sql = sql.concat(`author = ? `);</text:p>
      <text:p text:style-name="P35"><text:tab/><text:tab/>first = false;</text:p>
      <text:p text:style-name="P35"><text:tab/>}</text:p>
      <text:p text:style-name="P35"><text:tab/>if (search[1]) {</text:p>
      <text:p text:style-name="P35"><text:tab/><text:tab/>if (first) {</text:p>
      <text:p text:style-name="P35"><text:tab/><text:tab/><text:tab/>sql = sql.concat(`year = ? `);</text:p>
      <text:p text:style-name="P35"><text:tab/><text:tab/><text:tab/>first = false;</text:p>
      <text:p text:style-name="P35"><text:tab/><text:tab/>}</text:p>
      <text:p text:style-name="P35"><text:tab/><text:tab/>else sql = sql.concat(`and year = ?`);</text:p>
      <text:p text:style-name="P35"><text:tab/>}</text:p>
      <text:p text:style-name="P35"><text:tab/>if (search[2]) {</text:p>
      <text:p text:style-name="P35"><text:tab/><text:tab/>if (first)</text:p>
      <text:p text:style-name="P35"><text:tab/><text:tab/><text:tab/>sql = sql.concat(`publisher = ? `);</text:p>
      <text:p text:style-name="P35"><text:tab/><text:tab/>else sql = sql.concat(`and publisher = ?`);</text:p>
      <text:p text:style-name="P35"><text:tab/>}</text:p>
      <text:p text:style-name="P35"><text:tab/>return sql;</text:p>
      <text:p text:style-name="P35">}</text:p>
      <text:p text:style-name="P18">Esimerkkikoodi <text:span text:style-name="T49">6</text:span>. Osa laajempaa Type<text:span text:style-name="T43">S</text:span>cript-moduulia, jossa funktiot create() ja searchAll() muodostavat SQL-lausekkeita funktioiden parametrien perusteella ja <text:s/>sijoittavat SQL-lausekkeet tietokantamoduulin funktioihin. Moduulia varten muodostettiin apufunktio buildSearchQuery(), joka rakentaa SQL-lausekkeen parametreistaan riippuen. Apufunktiossa hyödynnettiin proseduraalista ohjelmointia, sillä merkkijonojen ketjutus parametr<text:span text:style-name="T42">ien</text:span> olemassaolosta riippuen osoittautui hankalaksi puhtaasti funktionaalisella ratkaisulla.</text:p>
      <text:list xml:id="list185659528100004" text:continue-numbering="true" text:style-name="WWNum2">
        <text:list-item>
          <text:h text:style-name="P46" text:outline-level="1">Yhteenveto<text:bookmark-start text:name="_Toc278793827"/><text:bookmark text:name="_Toc68862724"/><text:bookmark text:name="_Toc68862723"/></text:h>
        </text:list-item>
      </text:list>
      <text:p text:style-name="P58">Funktionaalinen ohjelmointi ei ole taianomainen ratkaisu web-ohjelmoinnin polttavimpiin kysymyksiin, kuten selain yhteensopivuuteen tai JavaScriptin skaalautuvuuteen kun käyttäjiä on paljon.</text:p>
      <text:p text:style-name="P58"><text:soft-page-break/>Funktionaalisia tekniikoita ja arkkitehtuuria suosimalla voidaan kuitenkin tehdä ohjelmakoodin ylläpitämisestä sekä ymmärtämisestä helpompaa sen kuvauksellisuuden takia. Tutkielmassa käsiteltyjen esimerkkien tapauksessa hyöty näkyisi enimmiltään siinä, että kirjastopalvelinta olisi helppoa laajentaa hyödyntämään pilvipalveluita ohjelmakomponenttien modulaarisuuden ja eriytyvyyden ansioista, jotka ovat funktionaalisten tekniikoiden ansiota. Samalla ohjelmakoodi pysyi selkeänä ja kehittäjän ei tarvitse jatkossa miettiä metafyysisempiä kysymyksiä moduulien olemuksesta laajentaessaan niitä, kuten luokkakeskeisessä olio-ohjelmoinnissa usein käy.</text:p>
      <text:p text:style-name="P59">Funktionaaliset tekniikat tekevät ohjelmistokoodista helpommin testattavaa etenkin testiautomaatiokirjastoja käyttäessä. Puhtaiden funktioiden syöttö-ulostulo malli ei vaadi funktion ulkopuolisen tilan replikoimista testattaessa tehden testien kirjoittamisesta oikein helpompaa.</text:p>
      <text:p text:style-name="P58">Sekoitus funktionaalisia sekä proseduraalisia tekniikoita on validi tapa kehittää ohjelmia ja yhden ongelman ratkaisu ei välttämättä taivu deklaratiiviseksi koodiksi yhtä helposti kuin toinen.</text:p>
      <text:h text:style-name="P38" text:outline-level="1"><text:bookmark-start text:name="_Toc68862727"/>Lähteet<text:bookmark-end text:name="_Toc68862727"/><text:bookmark-end text:name="_Toc278793827"/></text:h>
      <text:p text:style-name="P70">Aaby, Anthony A. 1998. Functional Programming. Verkkoaineisto. Walla walla College. &lt;<text:a xlink:type="simple" xlink:href="https://www.cs.jhu.edu/~jason/465/readings/lambdacalc.html" text:style-name="Internet_20_link" text:visited-style-name="Visited_20_Internet_20_Link">https://www.cs.jhu.edu/~jason/465/readings/lambdacalc.html</text:a>&gt;. Luettu 28.11.2022.</text:p>
      <text:p text:style-name="P68">Day, Laurence. 2013. Programming Paradigms – Computerphile. Verkkoaineisto. &lt;<text:a xlink:type="simple" xlink:href="https://www.youtube.com/watch?v=sqV3pL5x8PI" text:style-name="Internet_20_link" text:visited-style-name="Visited_20_Internet_20_Link">https://www.youtube.com/watch?v=sqV3pL5x8PI</text:a>&gt;. Luettu 25.11.2022.</text:p>
      <text:p text:style-name="P68">Hammad, Madhuri. 2021. Difference Between Imperative and Declarative Programming. Verkkoaineisto. &lt;<text:a xlink:type="simple" xlink:href="https://www.geeksforgeeks.org/difference-between-imperative-and-declarative-programming/" text:style-name="Internet_20_link" text:visited-style-name="Visited_20_Internet_20_Link">https://www.geeksforgeeks.org/difference-between-imperative-and-declarative-programming/</text:a>&gt;. Luettu 28.11.2022</text:p>
      <text:p text:style-name="P67">Jansen, Remo H. 2019. Hands-On Functional Programming with TypeScript. <text:span text:style-name="T44">O’Reilly.</text:span></text:p>
      <text:p text:style-name="P68">Katz, Ben. 2018. Practical Functional Programming in Javascript. Verkkoaineisto. &lt;<text:a xlink:type="simple" xlink:href="https://www.youtube.com/watch?v=zeZOPB9uxdE&amp;t=1835s" text:style-name="Internet_20_link" text:visited-style-name="Visited_20_Internet_20_Link">https://www.youtube.com/watch?v=zeZOPB9uxdE&amp;t=1835s</text:a>&gt;. Luettu 20.11.2022.</text:p>
      <text:p text:style-name="P66">Kereki, Federico. 2020. Mastering JavaScript Functional Programming: Write Clean, Robust, and Maintainable Web and Server Code Using Functional JavaScript. O’Reilly.</text:p>
      <text:p text:style-name="P69"><text:span text:style-name="T44">Macdonald, Millie. 2021. Tiny Programming Principles: Immutability. Verkkoaineisto. &lt;</text:span><text:a xlink:type="simple" xlink:href="https://www.tiny.cloud/blog/mutable-vs-immutable-javascript/" text:style-name="Internet_20_link" text:visited-style-name="Visited_20_Internet_20_Link"><text:span text:style-name="T44">https://www.tiny.cloud/blog/mutable-vs-immutable-javascript/</text:span></text:a><text:span text:style-name="T44">&gt;. <text:s/>Päivitetty 26.1.2021. Luettu 28.11.2022.</text:span></text:p>
      <text:p text:style-name="P71">Turner, D. A. 2012. Some History of Functional Programming Languages. PDF. &lt;https://www.cs.kent.ac.uk/people/staff/dat/tfp12/tfp12.pdf&gt;. University of Kent &amp; Middlesex University. Luettu 10.12.2022</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code-font" svg:font-family="'var code-font', 'Droid Sans Mono', monospace, monospac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font-name="Arial" fo:font-family="Arial" style:font-family-generic="roman" style:font-pitch="variable"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language-complex="zxx" style:country-complex="none"/>
    </style:style>
    <style:style style:name="Heading_20_1" style:display-name="Heading 1" style:family="paragraph" style:parent-style-name="Leipäteksti1" style:next-style-name="Leipäteksti1" loext:linked-style-name="Heading_20_1_20_Char" style:default-outline-level="1" style:list-style-name="WWNum2" style:class="text">
      <style:paragraph-properties fo:margin-top="0.847cm" fo:margin-bottom="0.847cm" style:contextual-spacing="false" fo:line-height="100%" fo:keep-together="always" fo:keep-with-next="always"/>
      <style:text-properties style:font-name="Arial1" fo:font-family="Arial" style:font-family-generic="swiss" style:font-pitch="variable" fo:font-size="14pt" fo:font-weight="bold" style:font-name-asian="ＭＳ Ｐゴシック" style:font-family-asian="'ＭＳ Ｐ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Leipäteksti1" style:next-style-name="Leipäteksti1" loext:linked-style-name="Heading_20_2_20_Char" style:default-outline-level="2" style:list-style-name="WWNum2" style:list-level="2" style:class="text">
      <style:paragraph-properties fo:margin-left="1.02cm" fo:margin-right="0cm" fo:margin-top="0.847cm" fo:margin-bottom="0.847cm" style:contextual-spacing="false" fo:line-height="100%" fo:keep-together="always" fo:text-indent="-1.02cm" style:auto-text-indent="false"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Leipäteksti1" style:next-style-name="Leipäteksti1" loext:linked-style-name="Heading_20_3_20_Char" style:default-outline-level="3" style:list-style-name="WWNum2" style:list-level="3" style:class="text">
      <style:paragraph-properties fo:margin-top="0.847cm" fo:margin-bottom="0.847cm" style:contextual-spacing="false" fo:line-height="100%" fo:keep-together="always"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WWNum2" style:list-level="4" style:class="text">
      <style:paragraph-properties fo:margin-top="0.353cm" fo:margin-bottom="0cm" style:contextual-spacing="false" fo:keep-together="always"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WWNum2" style:list-level="5" style:class="text">
      <style:paragraph-properties fo:margin-top="0.353cm" fo:margin-bottom="0cm" style:contextual-spacing="false" fo:keep-together="always"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WWNum2" style:list-level="6" style:class="text">
      <style:paragraph-properties fo:margin-top="0.353cm" fo:margin-bottom="0cm" style:contextual-spacing="false" fo:keep-together="always"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Standard" loext:linked-style-name="Heading_20_7_20_Char" style:default-outline-level="7" style:list-style-name="WWNum2" style:list-level="7"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Standard" loext:linked-style-name="Heading_20_8_20_Char" style:default-outline-level="8" style:list-style-name="WWNum2" style:list-level="8"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WWNum2" style:list-level="9"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0pt" style:font-style-complex="italic"/>
    </style:style>
    <style:style style:name="_2a__20_Metropolia_20_leipäteksti" style:display-name="* Metropolia leipäteksti" style:family="paragraph" style:parent-style-name="Standard" loext:linked-style-name="_2a__20_Metropolia_20_leipäteksti_20_Char">
      <style:text-properties style:font-name="Arial" fo:font-family="Arial" style:font-family-generic="roman" style:font-pitch="variable" fo:font-size="10pt" style:font-name-asian="Times" style:font-family-asian="Times" style:font-family-generic-asian="system" style:font-pitch-asian="variable"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Contents_20_1" style:display-name="Contents 1" style:family="paragraph" style:parent-style-name="Leipäteksti1" style:next-style-name="Leipäteksti1" loext:linked-style-name="TOC_20_1_20_Char" style:class="index">
      <style:paragraph-properties fo:margin-top="0.423cm" fo:margin-bottom="0.6cm" style:contextual-spacing="false" fo:line-height="100%">
        <style:tab-stops>
          <style:tab-stop style:position="14.982cm" style:type="right"/>
        </style:tab-stops>
      </style:paragraph-properties>
    </style:style>
    <style:style style:name="Kuvio" style:family="paragraph" style:parent-style-name="Leipäteksti1" style:next-style-name="Leipäteksti1" style:list-style-name="WWNum4">
      <style:paragraph-properties fo:margin-top="0.564cm" fo:margin-bottom="0cm" style:contextual-spacing="false" fo:line-height="100%">
        <style:tab-stops>
          <style:tab-stop style:position="1.55cm"/>
        </style:tab-stops>
      </style:paragraph-properties>
    </style:style>
    <style:style style:name="Contents_20_2" style:display-name="Contents 2" style:family="paragraph" style:parent-style-name="Leipäteksti1" style:next-style-name="Leipäteksti1" loext:linked-style-name="TOC_20_2_20_Char" style:class="index">
      <style:paragraph-properties fo:margin-left="0.7cm" fo:margin-right="0cm" fo:margin-top="0cm" fo:margin-bottom="0.176cm" style:contextual-spacing="false" fo:line-height="100%" fo:text-indent="0cm" style:auto-text-indent="false">
        <style:tab-stops>
          <style:tab-stop style:position="1.7cm"/>
          <style:tab-stop style:position="14.982cm" style:type="right"/>
        </style:tab-stops>
      </style:paragraph-properties>
    </style:style>
    <style:style style:name="Lähde" style:family="paragraph" style:parent-style-name="Leipäteksti1" style:next-style-name="Leipäteksti1">
      <style:paragraph-properties fo:line-height="100%"/>
    </style:style>
    <style:style style:name="Contents_20_3" style:display-name="Contents 3" style:family="paragraph" style:parent-style-name="Standard" style:next-style-name="Standard" loext:linked-style-name="TOC_20_3_20_Char" style:class="index">
      <style:paragraph-properties fo:margin-left="1.7cm" fo:margin-right="0cm" fo:margin-top="0cm" fo:margin-bottom="0.176cm" style:contextual-spacing="false" fo:line-height="100%" fo:text-indent="0cm" style:auto-text-indent="false">
        <style:tab-stops>
          <style:tab-stop style:position="3cm"/>
          <style:tab-stop style:position="14.982cm" style:type="right"/>
        </style:tab-stops>
      </style:paragraph-properties>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Taulukkoteksti" style:family="paragraph" style:parent-style-name="Leipäteksti1" style:next-style-name="Leipäteksti1" loext:linked-style-name="Taulukkoteksti_20_Char">
      <style:paragraph-properties fo:margin-top="0.176cm" fo:margin-bottom="0.176cm" style:contextual-spacing="false" fo:line-height="100%"/>
    </style:style>
    <style:style style:name="Quote" style:family="paragraph" style:parent-style-name="Leipäteksti1" style:next-style-name="Leipäteksti1" loext:linked-style-name="Quote_20_Char">
      <style:paragraph-properties fo:margin-left="2.3cm" fo:margin-right="0cm" fo:line-height="100%" fo:text-indent="0cm" style:auto-text-indent="false"/>
      <style:text-properties fo:color="#000000" loext:opacity="100%" style:font-style-complex="italic"/>
    </style:style>
    <style:style style:name="Numeroidut_20_lähteet" style:display-name="Numeroidut lähteet" style:family="paragraph" style:parent-style-name="Lähde" style:next-style-name="Leipäteksti1" style:list-style-name="WWNum5">
      <style:paragraph-properties fo:margin-top="0cm" fo:margin-bottom="0.423cm" style:contextual-spacing="false"/>
    </style:style>
    <style:style style:name="Balloon_20_Text" style:display-name="Balloon Text" style:family="paragraph" style:parent-style-name="Standard" loext:linked-style-name="Balloon_20_Text_20_Char">
      <style:text-properties fo:font-size="8pt" style:font-size-asian="8pt" style:font-name-complex="Tahoma2" style:font-family-complex="Tahoma" style:font-family-generic-complex="system" style:font-pitch-complex="variable" style:font-size-complex="8pt"/>
    </style:style>
    <style:style style:name="Nimiö" style:family="paragraph" style:parent-style-name="Standard">
      <style:paragraph-properties fo:line-height="100%"/>
    </style:style>
    <style:style style:name="Numeroimattomat_20_lähteet" style:display-name="Numeroimattomat lähteet" style:family="paragraph" style:parent-style-name="Numeroidut_20_lähteet" style:list-style-name=""/>
    <style:style style:name="Title" style:family="paragraph" style:parent-style-name="Standard" style:next-style-name="Opinnäytetyön_20_alaotsikko" loext:linked-style-name="Title_20_Char" style:class="chapter">
      <style:paragraph-properties fo:margin-top="0.706cm" fo:margin-bottom="0cm" style:contextual-spacing="true" fo:line-height="100%" fo:text-align="start" style:justify-single-word="false"/>
      <style:text-properties fo:color="#1f497d" loext:opacity="100%" style:font-name="Arial" fo:font-family="Arial" style:font-family-generic="roman" style:font-pitch="variable" fo:font-size="26pt" fo:letter-spacing="0.009cm" style:letter-kerning="true" style:font-name-asian="ＭＳ Ｐゴシック" style:font-family-asian="'ＭＳ Ｐゴシック'"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Kirjoittaja" style:family="paragraph" style:parent-style-name="_2a__20_Metropolia_20_leipäteksti">
      <style:paragraph-properties fo:line-height="100%">
        <style:tab-stops>
          <style:tab-stop style:position="0cm"/>
        </style:tab-stops>
      </style:paragraph-properties>
      <style:text-properties style:font-name="Arial" fo:font-family="Arial" style:font-family-generic="roman" style:font-pitch="variable" fo:font-size="14pt" style:font-size-asian="14pt" style:font-name-complex="Tahoma2" style:font-family-complex="Tahoma" style:font-family-generic-complex="system" style:font-pitch-complex="variable" style:font-size-complex="14pt"/>
    </style:style>
    <style:style style:name="Opinnäytetyön_20_alaotsikko" style:display-name="Opinnäytetyön alaotsikko" style:family="paragraph" style:parent-style-name="Title" style:next-style-name="Leipäteksti1">
      <style:paragraph-properties fo:margin-top="0.706cm" fo:margin-bottom="0cm" style:contextual-spacing="false"/>
      <style:text-properties fo:color="#000000" loext:opacity="100%" fo:font-size="18pt" style:font-size-asian="18pt" style:font-size-complex="18pt"/>
    </style:style>
    <style:style style:name="Liitteen_20_otsikko" style:display-name="Liitteen otsikko" style:family="paragraph" style:parent-style-name="Leipäteksti1" loext:linked-style-name="Liitteen_20_otsikko_20_Char" style:default-outline-level="2" style:list-style-name="">
      <style:paragraph-properties fo:line-height="100%"/>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Leipäteksti1" style:family="paragraph" style:parent-style-name="Standard" loext:linked-style-name="Leipäteksti_20_Char">
      <style:paragraph-properties fo:margin-top="0.635cm" fo:margin-bottom="0.635cm" style:contextual-spacing="false" fo:text-align="start" style:justify-single-word="false"/>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Kansilehden_20_tiedot" style:display-name="Kansilehden tiedot" style:family="paragraph" style:parent-style-name="_2a__20_Metropolia_20_leipäteksti" loext:linked-style-name="Kansilehden_20_tiedot_20_Char">
      <style:paragraph-properties fo:line-height="0.776cm">
        <style:tab-stops>
          <style:tab-stop style:position="0cm"/>
          <style:tab-stop style:position="5.502cm"/>
        </style:tab-stops>
      </style:paragraph-properties>
      <style:text-properties style:font-name="Arial" fo:font-family="Arial" style:font-family-generic="roman" style:font-pitch="variable" fo:font-size="12pt" style:font-size-asian="12pt" style:font-name-complex="Tahoma2" style:font-family-complex="Tahoma" style:font-family-generic-complex="system" style:font-pitch-complex="variable" style:font-size-complex="11pt"/>
    </style:style>
    <style:style style:name="Liitteet" style:family="paragraph" style:parent-style-name="Standard" loext:linked-style-name="Liitteet_20_Char"/>
    <style:style style:name="Opinnäytetyön_20_otsikko" style:display-name="Opinnäytetyön otsikko" style:family="paragraph" style:parent-style-name="Standard" loext:linked-style-name="Opinnäytetyön_20_otsikko_20_Char">
      <style:paragraph-properties fo:margin-top="0.706cm" fo:margin-bottom="0cm" style:contextual-spacing="true" fo:line-height="100%" fo:text-align="start" style:justify-single-word="false"/>
      <style:text-properties fo:color="#9b3223" loext:opacity="100%" style:font-name="Arial" fo:font-family="Arial" style:font-family-generic="roman" style:font-pitch="variable" fo:font-size="26pt" fo:letter-spacing="0.009cm" style:letter-kerning="true" style:font-name-asian="MS PGothic" style:font-family-asian="'MS PGothic'" style:font-family-generic-asian="system" style:font-pitch-asian="variable" style:font-size-asian="26pt" style:font-size-complex="26pt"/>
    </style:style>
    <style:style style:name="Sisällysluettelo_20_alaluvun_20_alaotsikko" style:display-name="Sisällysluettelo alaluvun alaotsikko" style:family="paragraph" style:parent-style-name="Contents_20_3" loext:linked-style-name="Sisällysluettelo_20_alaluvun_20_alaotsikko_20_Char"/>
    <style:style style:name="Sisällysluettelo_20_alaluvun_20_otsikko" style:display-name="Sisällysluettelo alaluvun otsikko" style:family="paragraph" style:parent-style-name="Contents_20_2" loext:linked-style-name="Sisällysluettelo_20_alaluvun_20_otsikko_20_Char"/>
    <style:style style:name="Sisällysluettelo_20_lähteet" style:display-name="Sisällysluettelo lähteet" style:family="paragraph" style:parent-style-name="Contents_20_1" loext:linked-style-name="Sisällysluettelo_20_lähteet_20_Char"/>
    <style:style style:name="Sisällysluettelo_20_otsikko" style:display-name="Sisällysluettelo otsikko" style:family="paragraph" style:parent-style-name="Contents_20_1" loext:linked-style-name="Sisällysluettelo_20_otsikko_20_Char">
      <style:paragraph-properties>
        <style:tab-stops>
          <style:tab-stop style:position="0.7cm"/>
          <style:tab-stop style:position="14.982cm" style:type="right"/>
        </style:tab-stops>
      </style:paragraph-properties>
    </style:style>
    <style:style style:name="Tiivistelmän_20_tiedot" style:display-name="Tiivistelmän tiedot" style:family="paragraph" style:parent-style-name="Leipäteksti1" style:next-style-name="Standard" loext:linked-style-name="Tiivistelmän_20_tiedot_20_Char">
      <style:paragraph-properties fo:margin-left="5.001cm" fo:margin-right="0cm" fo:margin-top="0.635cm" fo:margin-bottom="0cm" style:contextual-spacing="false" fo:line-height="115%" fo:text-indent="-5.001cm" style:auto-text-indent="false">
        <style:tab-stops>
          <style:tab-stop style:position="5.001cm"/>
        </style:tab-stops>
      </style:paragraph-properties>
    </style:style>
    <style:style style:name="Kuva" style:family="paragraph" style:parent-style-name="Standard" style:next-style-name="Standard" style:list-style-name="WWNum6">
      <style:paragraph-properties fo:margin-left="1.131cm" fo:margin-right="0cm" fo:margin-top="0.564cm" fo:margin-bottom="0.635cm" style:contextual-spacing="false" fo:line-height="100%" fo:text-align="start" style:justify-single-word="false" fo:text-indent="-0.63cm" style:auto-text-indent="false"/>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style>
    <style:style style:name="Kuvan_20_selite" style:display-name="Kuvan selite" style:family="paragraph" style:parent-style-name="Standard" style:next-style-name="Leipäteksti1" style:list-style-name="WWNum9">
      <style:paragraph-properties fo:margin-left="1.501cm" fo:margin-right="0cm" fo:margin-top="0.564cm" fo:margin-bottom="0.67cm" style:contextual-spacing="false" fo:line-height="100%" fo:text-indent="-1.501cm" style:auto-text-indent="false">
        <style:tab-stops>
          <style:tab-stop style:position="1.55cm"/>
        </style:tab-stops>
      </style:paragraph-properties>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Lähteet_2b_liitteet_20_otsikko" style:display-name="Lähteet+liitteet otsikko" style:family="paragraph" style:parent-style-name="Opinnäytetyön_20_alaotsikko" style:next-style-name="Leipäteksti1" style:default-outline-level="1" style:list-style-name="">
      <style:paragraph-properties fo:margin-top="0.706cm" fo:margin-bottom="1.058cm" style:contextual-spacing="false"/>
      <style:text-properties fo:font-size="14pt" fo:font-weight="bold" style:font-size-asian="14pt" style:font-weight-asian="bold"/>
    </style:style>
    <style:style style:name="caption" style:family="paragraph" style:parent-style-name="Leipäteksti1" style:next-style-name="Leipäteksti1">
      <style:paragraph-properties fo:margin-top="0.635cm" fo:margin-bottom="1.058cm" style:contextual-spacing="false" fo:line-height="100%"/>
    </style:style>
    <style:style style:name="Tiivistelmä_20_otsikko" style:display-name="Tiivistelmä otsikko" style:family="paragraph" style:parent-style-name="Lähteet_2b_liitteet_20_otsikko" style:default-outline-level="">
      <style:text-properties style:font-name-complex="Tahoma2" style:font-family-complex="Tahoma" style:font-family-generic-complex="system" style:font-pitch-complex="variable"/>
    </style:style>
    <style:style style:name="Tiivistelmä_20_18pt_20_after" style:display-name="Tiivistelmä 18pt after" style:family="paragraph" style:parent-style-name="Tiivistelmän_20_tiedot">
      <style:paragraph-properties fo:margin-top="0.635cm" fo:margin-bottom="0.635cm" style:contextual-spacing="false"/>
    </style:style>
    <style:style style:name="Luetelma" style:family="paragraph" style:parent-style-name="Leipäteksti1" style:list-style-name="WWNum12">
      <style:paragraph-properties fo:margin-top="0.212cm" fo:margin-bottom="0.212cm" style:contextual-spacing="false" fo:line-height="100%" fo:text-align="justify" style:justify-single-word="false"/>
    </style:style>
    <style:style style:name="Leipäteksti_20_ennen_20_lainausta_20_tai_20_luetelmaa" style:display-name="Leipäteksti ennen lainausta tai luetelmaa" style:family="paragraph" style:parent-style-name="Leipäteksti1">
      <style:paragraph-properties fo:margin-top="0.635cm" fo:margin-bottom="0.353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Leipäteksti_20_ilman_20_välistystä" style:display-name="Leipäteksti ilman välistystä" style:family="paragraph" style:parent-style-name="Leipäteksti1">
      <style:paragraph-properties fo:margin-top="0.635cm" fo:margin-bottom="0.635cm" style:contextual-spacing="true" fo:line-height="100%"/>
    </style:style>
    <style:style style:name="Contents_20_4" style:display-name="Contents 4" style:family="paragraph" style:parent-style-name="Standard" style:next-style-name="Standard" style:auto-update="true" style:class="index">
      <style:paragraph-properties fo:margin-left="1.27cm" fo:margin-right="0cm" fo:margin-top="0cm" fo:margin-bottom="0.176cm" style:contextual-spacing="false" fo:text-indent="0cm" style:auto-text-indent="false"/>
    </style:style>
    <style:style style:name="Lyhenneluettelon_20_kohta" style:display-name="Lyhenneluettelon kohta" style:family="paragraph" style:parent-style-name="Standard">
      <style:paragraph-properties fo:margin-left="2.3cm" fo:margin-right="0cm" fo:margin-top="0cm" fo:margin-bottom="0.635cm" style:contextual-spacing="false" fo:text-indent="-2.3cm" style:auto-text-indent="false"/>
    </style:style>
    <style:style style:name="Lyhenneluettelon_20_otsikko" style:display-name="Lyhenneluettelon otsikko" style:family="paragraph" style:parent-style-name="Leipäteksti1" style:next-style-name="Lyhenneluettelon_20_kohta">
      <style:paragraph-properties fo:margin-top="0.67cm" fo:margin-bottom="0.67cm" style:contextual-spacing="false" fo:text-align="justify" style:justify-single-word="false"/>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Sisällysluettelon_20_sivunumeroton_20_kohta" style:display-name="Sisällysluettelon sivunumeroton kohta" style:family="paragraph" style:parent-style-name="Leipäteksti1">
      <style:paragraph-properties fo:margin-top="0.635cm" fo:margin-bottom="0cm" style:contextual-spacing="false" fo:text-align="justify" style:justify-single-word="false"/>
      <style:text-properties style:font-size-complex="12pt"/>
    </style:style>
    <style:style style:name="Sisällysluettelon_20_otsikko1" style:display-name="Sisällysluettelon otsikko1" style:family="paragraph" style:parent-style-name="Standard">
      <style:paragraph-properties fo:margin-top="0cm" fo:margin-bottom="0.635cm" style:contextual-spacing="false"/>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Koodirivi" style:family="paragraph" style:parent-style-name="Standard">
      <style:paragraph-properties fo:line-height="100%" fo:text-align="start" style:justify-single-word="false"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text-properties style:font-name="Courier New" fo:font-family="'Courier New'" style:font-family-generic="roman" style:font-pitch="variable" fo:font-size="10pt" style:font-name-asian="ＭＳ Ｐゴシック" style:font-family-asian="'ＭＳ Ｐゴシック'"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Esimerkkikoodin_20_selite" style:display-name="Esimerkkikoodin selite" style:family="paragraph" style:parent-style-name="Kuvan_20_selite" style:next-style-name="Standard" style:list-style-name="WWNum26">
      <style:paragraph-properties fo:margin-left="0cm" fo:margin-right="0cm" fo:text-align="start" style:justify-single-word="false" fo:text-indent="0cm" style:auto-text-indent="false">
        <style:tab-stops>
          <style:tab-stop style:position="3.501cm"/>
        </style:tab-stops>
      </style:paragraph-properties>
      <style:text-properties style:font-name="Arial" fo:font-family="Arial" style:font-family-generic="roman" style:font-pitch="variable" style:font-size-complex="12pt"/>
    </style:style>
    <style:style style:name="Taulukon_20_otsikkorivi" style:display-name="Taulukon otsikkorivi" style:family="paragraph" style:parent-style-name="Taulukkoteksti">
      <style:text-properties fo:font-weight="bold"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style:text-properties fo:color="#365f91" loext:opacity="100%" fo:font-size="16pt" fo:font-weight="normal" style:font-size-asian="16pt" style:font-weight-asian="normal" style:font-size-complex="16pt" style:font-weight-complex="normal"/>
    </style:style>
    <style:style style:name="Taulukon_20_selite" style:display-name="Taulukon selite" style:family="paragraph" style:parent-style-name="caption">
      <style:paragraph-properties fo:margin-top="1.058cm" fo:margin-bottom="0.423cm" style:contextual-spacing="false" fo:keep-with-next="alway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4pt" fo:font-weight="bold" style:font-name-asian="ＭＳ Ｐゴシック" style:font-family-asian="'ＭＳ Ｐゴシック'"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Quote_20_Char" style:display-name="Quote Char" style:family="text" style:parent-style-name="Default_20_Paragraph_20_Font" loext:linked-style-name="Quote">
      <style:text-properties fo:color="#000000" loext:opacity="100%"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font-style-complex="italic"/>
    </style:style>
    <style:style style:name="Balloon_20_Text_20_Char" style:display-name="Balloon Text Char" style:family="text" style:parent-style-name="Default_20_Paragraph_20_Font" loext:linked-style-name="Balloon_20_Text">
      <style:text-properties style:font-name="Arial" fo:font-family="Arial" style:font-family-generic="roman" style:font-pitch="variable" fo:font-size="8pt" style:font-size-asian="8pt" style:font-name-complex="Tahoma2"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fo:color="#1f497d" loext:opacity="100%" style:font-name="Arial" fo:font-family="Arial" style:font-family-generic="roman" style:font-pitch="variable" fo:font-size="26pt" fo:letter-spacing="0.009cm" style:letter-kerning="true" style:font-name-asian="ＭＳ Ｐゴシック" style:font-family-asian="'ＭＳ Ｐゴシック'"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Liitteen_20_otsikko_20_Char" style:display-name="Liitteen otsikko Char" style:family="text" style:parent-style-name="Leipäteksti_20_Char" loext:linked-style-name="Liitteen_20_otsikko">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style:style>
    <style:style style:name="_2a__20_Metropolia_20_leipäteksti_20_Char" style:display-name="* Metropolia leipäteksti Char" style:family="text" style:parent-style-name="Default_20_Paragraph_20_Font" loext:linked-style-name="_2a__20_Metropolia_20_leipäteksti">
      <style:text-properties style:font-name="Arial" fo:font-family="Arial" style:font-family-generic="roman" style:font-pitch="variable" style:font-name-asian="Times" style:font-family-asian="Times" style:font-family-generic-asian="system" style:font-pitch-asian="variable" style:language-asian="en" style:country-asian="US"/>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ulukkoteksti_20_Char" style:display-name="Taulukkoteksti Char" style:family="text" style:parent-style-name="Leipäteksti_20_Char" loext:linked-style-name="Taulukkoteksti">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Kansilehden_20_tiedot_20_Char" style:display-name="Kansilehden tiedot Char" style:family="text" style:parent-style-name="_2a__20_Metropolia_20_leipäteksti_20_Char" loext:linked-style-name="Kansilehden_20_tiedot">
      <style:text-properties style:font-name="Arial" fo:font-family="Arial" style:font-family-generic="roman" style:font-pitch="variable" fo:font-size="12pt" style:font-name-asian="Times" style:font-family-asian="Times" style:font-family-generic-asian="system" style:font-pitch-asian="variable" style:font-size-asian="12pt" style:language-asian="en" style:country-asian="US" style:font-name-complex="Tahoma2" style:font-family-complex="Tahoma" style:font-family-generic-complex="system" style:font-pitch-complex="variable" style:font-size-complex="11pt"/>
    </style:style>
    <style:style style:name="Liitteet_20_Char" style:display-name="Liitteet Char" style:family="text" style:parent-style-name="Default_20_Paragraph_20_Font" loext:linked-style-name="Liitteet">
      <style:text-properties style:font-name="Arial" fo:font-family="Arial" style:font-family-generic="roman" style:font-pitch="variable" fo:font-size="12pt" style:font-size-asian="12pt" style:font-size-complex="12pt"/>
    </style:style>
    <style:style style:name="Opinnäytetyön_20_otsikko_20_Char" style:display-name="Opinnäytetyön otsikko Char" style:family="text" style:parent-style-name="Default_20_Paragraph_20_Font" loext:linked-style-name="Opinnäytetyön_20_otsikko">
      <style:text-properties fo:color="#9b3223" loext:opacity="100%" style:font-name="Arial" fo:font-family="Arial" style:font-family-generic="roman" style:font-pitch="variable" fo:font-size="26pt" fo:letter-spacing="0.009cm" style:letter-kerning="true" style:font-name-asian="MS PGothic" style:font-family-asian="'MS PGothic'" style:font-family-generic-asian="system" style:font-pitch-asian="variable" style:font-size-asian="26pt" style:font-size-complex="26pt"/>
    </style:style>
    <style:style style:name="TOC_20_3_20_Char" style:display-name="TOC 3 Char" style:family="text" style:parent-style-name="Default_20_Paragraph_20_Font" loext:linked-style-name="Contents_20_3">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alaotsikko_20_Char" style:display-name="Sisällysluettelo alaluvun alaotsikko Char" style:family="text" style:parent-style-name="TOC_20_3_20_Char" loext:linked-style-name="Sisällysluettelo_20_alaluvun_20_ala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2_20_Char" style:display-name="TOC 2 Char" style:family="text" style:parent-style-name="Leipäteksti_20_Char" loext:linked-style-name="Contents_20_2">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otsikko_20_Char" style:display-name="Sisällysluettelo alaluvun otsikko Char" style:family="text" style:parent-style-name="TOC_20_2_20_Char" loext:linked-style-name="Sisällysluettelo_20_alaluvun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1_20_Char" style:display-name="TOC 1 Char" style:family="text" style:parent-style-name="Leipäteksti_20_Char" loext:linked-style-name="Contents_20_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lähteet_20_Char" style:display-name="Sisällysluettelo lähteet Char" style:family="text" style:parent-style-name="TOC_20_1_20_Char" loext:linked-style-name="Sisällysluettelo_20_lähteet">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otsikko_20_Char" style:display-name="Sisällysluettelo otsikko Char" style:family="text" style:parent-style-name="TOC_20_1_20_Char" loext:linked-style-name="Sisällysluettelo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iivistelmän_20_tiedot_20_Char" style:display-name="Tiivistelmän tiedot Char" style:family="text" style:parent-style-name="Leipäteksti_20_Char" loext:linked-style-name="Tiivistelmän_20_tiedot">
      <style:text-properties style:font-name="Arial" fo:font-family="Arial" style:font-family-generic="roman" style:font-pitch="variable" fo:font-size="11pt"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page_20_number" style:display-name="page number" style:family="text" style:parent-style-name="Default_20_Paragraph_20_Font"/>
    <style:style style:name="Unresolved_20_Mention1" style:display-name="Unresolved Mention1"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ahoma" fo:font-family="Tahoma"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text-line-through-style="none" style:text-line-through-type="none" style:text-position="0% 100%" style:font-name="Arial" fo:font-family="Arial" style:font-family-generic="roman" style:font-pitch="variable" fo:font-size="12pt" fo:font-style="normal" fo:font-weight="normal" style:font-size-asian="12pt" style:font-style-asian="normal" style:font-weight-asian="normal" text:display="tru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use-window-font-color="true" loext:opacity="0%"/>
    </style:style>
    <style:style style:name="ListLabel_20_101" style:display-name="ListLabel 101" style:family="text">
      <style:text-properties style:use-window-font-color="true" loext:opacity="0%"/>
    </style:style>
    <style:style style:name="ListLabel_20_102" style:display-name="ListLabel 102" style:family="text">
      <style:text-properties style:use-window-font-color="true" loext:opacity="0%"/>
    </style:style>
    <style:style style:name="ListLabel_20_103" style:display-name="ListLabel 103" style:family="text">
      <style:text-properties style:use-window-font-color="true" loext:opacity="0%"/>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Taulukko %1%." style:num-prefix="Taulukko "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Kuvio %1%." style:num-prefix="Kuvio "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39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09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7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4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1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59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Kuva %1%." style:num-prefix="Kuv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Kuva %1%." style:num-prefix="Kuva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cm" fo:margin-left="2.3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1.27cm"/>
        </style:list-level-properties>
        <style:text-properties fo:font-family="Tahoma"/>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1.905cm"/>
        </style:list-level-properties>
        <style:text-properties fo:font-family="Tahoma"/>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2.54cm"/>
        </style:list-level-properties>
        <style:text-properties fo:font-family="Tahoma"/>
      </text:list-level-style-bullet>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1"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42"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4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4"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Esimerkkikoodi %1%." style:num-prefix="Esimerkkikoodi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3">
      <number:month number:calendar="jewish" number:style="long" number:textual="true"/>
    </number:date-style>
    <number:date-style style:name="N122">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date-style style:name="N119">
      <number:month number:calendar="jewish" number:style="long" number:textual="true"/>
      <number:text> </number:text>
      <number:day number:calendar="jewish"/>
    </number:date-style>
    <number:date-style style:name="N118">
      <number:day number:calendar="jewish"/>
      <number:text> </number:text>
      <number:month number:calendar="jewish" number:style="long" number:textual="true"/>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date-style style:name="N115">
      <number:month number:calendar="jewish" number:style="long" number:textual="true"/>
      <number:text> </number:text>
      <number:day number:calendar="jewish"/>
      <number:text> </number:text>
      <number:year number:calendar="jewish" number:style="long"/>
    </number:date-style>
    <number:date-style style:name="N114">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margin-top="1.501cm" fo:margin-bottom="0cm" style:contextual-spacing="false"/>
      <style:text-properties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text-properties fo:language="fi" fo:country="FI"/>
    </style:style>
    <style:style style:name="MP4" style:family="paragraph" style:parent-style-name="Header">
      <style:text-properties fo:language="fi" fo:country="FI"/>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1cm" fo:margin-bottom="3cm" fo:margin-left="4.001cm" fo:margin-right="2cm" style:writing-mode="lr-tb" style:layout-grid-color="#c0c0c0" style:layout-grid-lines="1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11cm" fo:margin-left="0cm" fo:margin-right="0cm" fo:margin-bottom="12.711cm" style:dynamic-spacing="true"/>
      </style:header-style>
      <style:footer-style/>
    </style:page-layout>
    <style:page-layout style:name="Mpm2">
      <style:page-layout-properties fo:page-width="21.001cm" fo:page-height="29.7cm" style:num-format="1" style:print-orientation="portrait" fo:margin-top="1cm" fo:margin-bottom="1cm" fo:margin-left="4.001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6" text:anchor-type="as-char" svg:width="9.1cm" svg:height="9.7cm" draw:z-index="0"><draw:image xlink:href="Pictures/100000000000049D000004EB378748C559791CB6.jpg" xlink:type="simple" xlink:show="embed" xlink:actuate="onLoad" draw:mime-type="image/jpeg"/><svg:desc>Metropolia Ammattikorkeakoulu.</svg:desc></draw:frame></text:p>
      </style:header>
    </style:master-page>
    <style:master-page style:name="Converted1" style:page-layout-name="Mpm2" draw:style-name="Mdp1">
      <style:header>
        <text:p text:style-name="MP2"/>
      </style:header>
      <style:footer>
        <text:p text:style-name="MP3"/>
      </style:footer>
    </style:master-page>
    <style:master-page style:name="Converted2" style:page-layout-name="Mpm2" draw:style-name="Mdp1" style:next-style-name="Converted1">
      <style:header>
        <text:p text:style-name="MP4"/>
      </style:header>
      <style:footer>
        <text:p text:style-name="MP3"/>
      </style:footer>
    </style:master-page>
    <style:master-page style:name="First_20_Page" style:display-name="First Page" style:page-layout-name="Mpm3" draw:style-name="Mdp1" style:next-style-name="Standard"/>
    <style:master-page style:name="Converted3" style:page-layout-name="Mpm4" draw:style-name="Mdp1">
      <style:header>
        <text:p text:style-name="Koodirivi"><text:page-number text:select-page="current">10</text:page-number></text:p>
      </style:header>
      <style:footer>
        <text:p text:style-name="MP3"/>
      </style:footer>
    </style:master-page>
    <style:master-page style:name="Converted4" style:page-layout-name="Mpm4" draw:style-name="Mdp1">
      <style:header>
        <text:p text:style-name="MP2"><text:page-number text:select-page="current">11</text:page-number></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4</meta:editing-cycles>
    <meta:creation-date>2022-08-25T17:03:00</meta:creation-date>
    <dc:date>2022-12-16T18:54:43.427753944</dc:date>
    <meta:editing-duration>PT16H19M3S</meta:editing-duration>
    <meta:generator>LibreOffice/7.4.2.3$Linux_X86_64 LibreOffice_project/40$Build-3</meta:generator>
    <meta:document-statistic meta:table-count="0" meta:image-count="1" meta:object-count="0" meta:page-count="13" meta:paragraph-count="162" meta:word-count="1853" meta:character-count="16948" meta:non-whitespace-character-count="15163"/>
    <meta:user-defined meta:name="AppVersion">16.0000</meta:user-defined>
    <meta:template xlink:type="simple" xlink:actuate="onRequest" xlink:title="Normal.dotm" xlink:href=""/>
  </office:meta>
</office:document-meta>
</file>